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adornments="Regular" style:font-pitch="variable" style:font-charset="x-symbol"/>
    <style:font-face style:name="StarSymbol" svg:font-family="StarSymbol"/>
    <style:font-face style:name="Wingdings" svg:font-family="Wingdings"/>
    <style:font-face style:name="Wingdings 2" svg:font-family="'Wingdings 2'"/>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MBX10" svg:font-family="CMBX10"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MS Mincho" svg:font-family="'MS Mincho'"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新細明體" svg:font-family="新細明體"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Helvetica" fo:font-size="10pt" style:font-size-asian="10pt"/>
    </style:style>
    <style:style style:name="P3" style:family="paragraph" style:parent-style-name="Standard">
      <style:paragraph-properties fo:text-align="center" style:justify-single-word="false"/>
      <style:text-properties style:font-name="Helvetica" fo:font-size="10pt" style:font-size-asian="10pt"/>
    </style:style>
    <style:style style:name="P4" style:family="paragraph" style:parent-style-name="Standard">
      <style:text-properties style:font-name="Helvetica" fo:font-size="10pt" style:font-size-asian="10pt" style:font-size-complex="12pt"/>
    </style:style>
    <style:style style:name="P5" style:family="paragraph" style:parent-style-name="Standard">
      <style:text-properties style:font-name="Helvetica" fo:font-size="10pt" style:font-size-asian="10pt" style:font-name-complex="CMBX10" style:font-size-complex="12pt"/>
    </style:style>
    <style:style style:name="P6" style:family="paragraph" style:parent-style-name="Standard">
      <style:text-properties style:font-name="Helvetica" fo:font-size="10pt" fo:font-weight="bold" style:font-size-asian="10pt" style:font-weight-asian="bold" style:font-size-complex="12pt"/>
    </style:style>
    <style:style style:name="P7" style:family="paragraph" style:parent-style-name="Standard">
      <style:paragraph-properties fo:text-align="center" style:justify-single-word="false"/>
      <style:text-properties style:font-name="Helvetica" fo:font-size="10pt" fo:font-weight="bold" style:font-size-asian="10pt" style:font-weight-asian="bold" style:font-size-complex="12pt"/>
    </style:style>
    <style:style style:name="P8" style:family="paragraph" style:parent-style-name="Standard">
      <style:text-properties style:font-name="Helvetica" fo:font-size="10pt" fo:font-weight="bold" style:font-size-asian="10pt" style:font-weight-asian="bold" style:font-size-complex="12pt" style:font-weight-complex="bold"/>
    </style:style>
    <style:style style:name="P9" style:family="paragraph" style:parent-style-name="Standard">
      <style:paragraph-properties fo:orphans="2" fo:widows="2">
        <style:tab-stops>
          <style:tab-stop style:position="1.251cm"/>
        </style:tab-stops>
      </style:paragraph-properties>
      <style:text-properties style:font-name="Helvetica" fo:font-size="10pt" fo:language="en" fo:country="none" style:font-name-asian="Times New Roman1" style:font-size-asian="10pt" style:language-asian="zh" style:country-asian="CN" style:font-name-complex="Helvetica1" style:font-size-complex="10pt"/>
    </style:style>
    <style:style style:name="P10" style:family="paragraph" style:parent-style-name="Standard">
      <style:paragraph-properties fo:text-align="center" style:justify-single-word="false"/>
      <style:text-properties style:font-name="Helvetica" fo:font-size="12pt" fo:font-weight="bold" style:font-size-asian="12pt" style:font-weight-asian="bold" style:font-size-complex="12pt"/>
    </style:style>
    <style:style style:name="P11" style:family="paragraph" style:parent-style-name="Standard">
      <style:paragraph-properties fo:text-align="center" style:justify-single-word="false"/>
      <style:text-properties style:font-name="Helvetica" fo:font-size="12pt" style:font-size-asian="12pt" style:font-size-complex="12pt"/>
    </style:style>
    <style:style style:name="P12" style:family="paragraph" style:parent-style-name="Standard">
      <style:paragraph-properties fo:text-align="center" style:justify-single-word="false"/>
      <style:text-properties style:font-name="Helvetica" fo:font-size="72pt" style:font-size-asian="72pt" style:font-size-complex="72pt"/>
    </style:style>
    <style:style style:name="P13" style:family="paragraph" style:parent-style-name="Standard">
      <style:text-properties style:language-asian="ja" style:country-asian="JP"/>
    </style:style>
    <style:style style:name="P14" style:family="paragraph" style:parent-style-name="Standard">
      <style:paragraph-properties fo:orphans="2" fo:widows="2">
        <style:tab-stops>
          <style:tab-stop style:position="1.251cm"/>
        </style:tab-stops>
      </style:paragraph-properties>
    </style:style>
    <style:style style:name="P15" style:family="paragraph" style:parent-style-name="Standard">
      <style:text-properties fo:color="#000000" style:font-name="Helvetica" fo:font-size="10pt" style:font-size-asian="10pt" style:font-size-complex="12pt"/>
    </style:style>
    <style:style style:name="P16" style:family="paragraph" style:parent-style-name="Standard">
      <style:paragraph-properties fo:margin-left="1.27cm" fo:margin-right="0cm" fo:text-indent="0cm" style:auto-text-indent="false"/>
    </style:style>
    <style:style style:name="P17" style:family="paragraph" style:parent-style-name="Standard">
      <style:paragraph-properties fo:margin-left="1.27cm" fo:margin-right="0cm" fo:text-indent="0cm" style:auto-text-indent="false"/>
      <style:text-properties style:font-name="Helvetica" fo:font-size="10pt" style:font-size-asian="10pt" style:font-size-complex="12pt"/>
    </style:style>
    <style:style style:name="P18" style:family="paragraph" style:parent-style-name="Standard">
      <style:paragraph-properties fo:margin-left="1.27cm" fo:margin-right="0cm" fo:text-indent="0cm" style:auto-text-indent="false"/>
      <style:text-properties style:font-name="Helvetica" fo:font-size="10pt" fo:font-weight="bold" style:font-size-asian="10pt" style:font-weight-asian="bold" style:font-size-complex="12pt"/>
    </style:style>
    <style:style style:name="P19" style:family="paragraph" style:parent-style-name="Standard">
      <style:paragraph-properties fo:margin-left="1.905cm" fo:margin-right="0cm" fo:text-indent="0cm" style:auto-text-indent="false"/>
    </style:style>
    <style:style style:name="P20" style:family="paragraph" style:parent-style-name="Standard">
      <style:paragraph-properties fo:margin-left="1.905cm" fo:margin-right="0cm" fo:text-indent="0cm" style:auto-text-indent="false"/>
      <style:text-properties style:font-name="Helvetica" fo:font-size="10pt" style:font-size-asian="10pt" style:font-size-complex="12pt"/>
    </style:style>
    <style:style style:name="P21" style:family="paragraph" style:parent-style-name="Standard">
      <style:paragraph-properties fo:margin-left="2.159cm" fo:margin-right="0cm" fo:text-indent="0cm" style:auto-text-indent="false"/>
    </style:style>
    <style:style style:name="P22" style:family="paragraph" style:parent-style-name="Standard">
      <style:paragraph-properties fo:margin-left="2.159cm" fo:margin-right="0cm" fo:text-indent="0cm" style:auto-text-indent="false"/>
      <style:text-properties style:font-name="Helvetica" fo:font-size="10pt" style:font-size-asian="10pt" style:font-size-complex="12pt"/>
    </style:style>
    <style:style style:name="P23" style:family="paragraph" style:parent-style-name="List_20_Paragraph">
      <style:paragraph-properties fo:margin-left="2.159cm" fo:margin-right="0cm" fo:text-indent="0cm" style:auto-text-indent="false"/>
    </style:style>
    <style:style style:name="P24" style:family="paragraph" style:parent-style-name="List_20_Paragraph">
      <style:paragraph-properties fo:margin-left="2.159cm" fo:margin-right="0cm" fo:text-indent="0cm" style:auto-text-indent="false"/>
      <style:text-properties style:font-name="Helvetica" fo:font-size="10pt" style:font-size-asian="10pt" style:font-size-complex="12pt"/>
    </style:style>
    <style:style style:name="P25" style:family="paragraph" style:parent-style-name="List_20_Paragraph">
      <style:paragraph-properties fo:margin-left="2.159cm" fo:margin-right="0cm" fo:text-indent="0cm" style:auto-text-indent="false">
        <style:tab-stops>
          <style:tab-stop style:position="2.159cm"/>
        </style:tab-stops>
      </style:paragraph-properties>
      <style:text-properties style:font-name="Helvetica" fo:font-size="10pt" style:font-size-asian="10pt" style:font-size-complex="12pt"/>
    </style:style>
    <style:style style:name="P26" style:family="paragraph" style:parent-style-name="Standard">
      <style:paragraph-properties fo:margin-top="0cm" fo:margin-bottom="0.212cm" fo:orphans="2" fo:widows="2">
        <style:tab-stops>
          <style:tab-stop style:position="1.251cm"/>
        </style:tab-stops>
      </style:paragraph-properties>
    </style:style>
    <style:style style:name="P27" style:family="paragraph" style:parent-style-name="Standard">
      <style:paragraph-properties fo:margin-top="0cm" fo:margin-bottom="0.212cm" fo:orphans="2" fo:widows="2">
        <style:tab-stops>
          <style:tab-stop style:position="1.251cm"/>
        </style:tab-stops>
      </style:paragraph-properties>
      <style:text-properties fo:language="en" fo:country="none" style:font-name-asian="Times New Roman1" style:language-asian="zh" style:country-asian="CN"/>
    </style:style>
    <style:style style:name="P28" style:family="paragraph" style:parent-style-name="Standard">
      <style:paragraph-properties fo:margin-top="0cm" fo:margin-bottom="0.212cm" fo:orphans="2" fo:widows="2">
        <style:tab-stops>
          <style:tab-stop style:position="1.251cm"/>
        </style:tab-stops>
      </style:paragraph-properties>
      <style:text-properties fo:color="#000000" style:font-name="Helvetica" fo:font-size="10pt" fo:language="en" fo:country="none" fo:font-weight="bold" style:font-name-asian="Times New Roman1" style:font-size-asian="10pt" style:language-asian="zh" style:country-asian="CN" style:font-weight-asian="bold" style:font-name-complex="Helvetica1" style:font-size-complex="10pt" style:font-weight-complex="bold"/>
    </style:style>
    <style:style style:name="P29" style:family="paragraph" style:parent-style-name="Standard">
      <style:paragraph-properties fo:margin-top="0cm" fo:margin-bottom="0.212cm" fo:orphans="2" fo:widows="2">
        <style:tab-stops>
          <style:tab-stop style:position="1.251cm"/>
        </style:tab-stops>
      </style:paragraph-properties>
      <style:text-properties fo:color="#000000" style:font-name="Helvetica" fo:font-size="10pt" fo:language="en" fo:country="none" style:font-name-asian="Times New Roman1" style:font-size-asian="10pt" style:language-asian="zh" style:country-asian="CN" style:font-name-complex="Helvetica1" style:font-size-complex="10pt"/>
    </style:style>
    <style:style style:name="P30" style:family="paragraph" style:parent-style-name="Standard">
      <style:paragraph-properties fo:margin-top="0cm" fo:margin-bottom="0.212cm" fo:orphans="2" fo:widows="2">
        <style:tab-stops>
          <style:tab-stop style:position="1.251cm"/>
        </style:tab-stops>
      </style:paragraph-properties>
      <style:text-properties fo:color="#000000" style:font-name="Helvetica" fo:font-size="10pt" fo:language="en" fo:country="none" style:font-name-asian="Times New Roman1" style:font-size-asian="10pt" style:language-asian="zh" style:country-asian="CN" style:font-name-complex="Helvetica1" style:font-size-complex="10pt" style:font-weight-complex="bold"/>
    </style:style>
    <style:style style:name="P31" style:family="paragraph" style:parent-style-name="Text_20_body">
      <style:text-properties fo:color="#000000" style:font-name="Helvetica" fo:font-size="10pt" style:font-size-asian="10pt" style:font-size-complex="12pt"/>
    </style:style>
    <style:style style:name="P32" style:family="paragraph" style:parent-style-name="Text_20_body">
      <style:text-properties fo:color="#000000" style:font-name="Helvetica" fo:font-size="10pt" fo:font-weight="bold" style:font-size-asian="10pt" style:font-weight-asian="bold" style:font-size-complex="12pt"/>
    </style:style>
    <style:style style:name="P33" style:family="paragraph" style:parent-style-name="Text_20_body">
      <style:text-properties style:font-name="Helvetica" fo:font-size="10pt" fo:font-weight="bold" style:font-size-asian="10pt" style:font-weight-asian="bold" style:font-size-complex="12pt"/>
    </style:style>
    <style:style style:name="P34" style:family="paragraph" style:parent-style-name="Contents_20_Heading">
      <style:text-properties fo:color="#00000a" style:font-name="Helvetica" fo:font-size="16pt" fo:font-weight="bold" style:font-name-asian="新細明體" style:font-size-asian="16pt" style:language-asian="ar" style:country-asian="SA" style:font-weight-asian="bold" style:font-name-complex="Calibri1" style:font-size-complex="12pt" style:font-weight-complex="bold"/>
    </style:style>
    <style:style style:name="P35" style:family="paragraph" style:parent-style-name="Contents_20_Heading">
      <style:text-properties style:font-name="Helvetica"/>
    </style:style>
    <style:style style:name="P36" style:family="paragraph" style:parent-style-name="List_20_Paragraph">
      <style:paragraph-properties fo:margin-left="1.397cm" fo:margin-right="0cm" fo:text-indent="0cm" style:auto-text-indent="false"/>
    </style:style>
    <style:style style:name="P37" style:family="paragraph" style:parent-style-name="List_20_Paragraph">
      <style:paragraph-properties fo:margin-left="1.397cm" fo:margin-right="0cm" fo:text-indent="0cm" style:auto-text-indent="false"/>
      <style:text-properties style:font-name="Helvetica" fo:font-size="10pt" style:font-size-asian="10pt" style:font-size-complex="12pt"/>
    </style:style>
    <style:style style:name="P38" style:family="paragraph" style:parent-style-name="List_20_Paragraph">
      <style:paragraph-properties fo:margin-left="2.032cm" fo:margin-right="0cm" fo:text-indent="0cm" style:auto-text-indent="false"/>
    </style:style>
    <style:style style:name="P39" style:family="paragraph" style:parent-style-name="List_20_Paragraph">
      <style:paragraph-properties fo:margin-left="2.032cm" fo:margin-right="0cm" fo:text-indent="0cm" style:auto-text-indent="false"/>
      <style:text-properties style:font-name="Helvetica" fo:font-size="10pt" style:font-size-asian="10pt" style:font-size-complex="12pt"/>
    </style:style>
    <style:style style:name="P40" style:family="paragraph" style:parent-style-name="List_20_Paragraph">
      <style:paragraph-properties fo:margin-left="2.54cm" fo:margin-right="0cm" fo:text-indent="0cm" style:auto-text-indent="false"/>
      <style:text-properties style:font-name="Helvetica" fo:font-size="10pt" style:font-size-asian="10pt" style:font-size-complex="12pt"/>
    </style:style>
    <style:style style:name="P41" style:family="paragraph" style:parent-style-name="Contents_20_1">
      <style:paragraph-properties>
        <style:tab-stops>
          <style:tab-stop style:position="16.51cm" style:type="right" style:leader-style="dotted" style:leader-text="."/>
        </style:tab-stops>
      </style:paragraph-properties>
    </style:style>
    <style:style style:name="P42" style:family="paragraph" style:parent-style-name="Standard">
      <style:paragraph-properties fo:margin-left="2.501cm" fo:margin-right="0cm" fo:text-indent="0cm" style:auto-text-indent="false"/>
      <style:text-properties style:font-name="Helvetica" fo:font-size="10pt" style:font-size-asian="10pt" style:font-size-complex="12pt"/>
    </style:style>
    <style:style style:name="P43" style:family="paragraph" style:parent-style-name="Heading_20_1">
      <style:text-properties style:font-name="Helvetica" style:font-size-complex="12pt"/>
    </style:style>
    <style:style style:name="P44" style:family="paragraph" style:parent-style-name="List_20_Paragraph">
      <style:text-properties style:font-name="Helvetica" fo:font-size="10pt" style:font-size-asian="10pt" style:font-size-complex="12pt"/>
    </style:style>
    <style:style style:name="P45" style:family="paragraph" style:parent-style-name="List_20_Paragraph" style:list-style-name="WWNum1">
      <style:paragraph-properties>
        <style:tab-stops>
          <style:tab-stop style:position="0.635cm"/>
        </style:tab-stops>
      </style:paragraph-properties>
      <style:text-properties fo:color="#1f497d" style:font-name="Helvetica" fo:font-size="14pt" fo:font-weight="bold" style:font-size-asian="14pt" style:font-weight-asian="bold" style:font-size-complex="12pt"/>
    </style:style>
    <style:style style:name="P46" style:family="paragraph" style:parent-style-name="List_20_Paragraph" style:list-style-name="WWNum1">
      <style:paragraph-properties>
        <style:tab-stops>
          <style:tab-stop style:position="0.635cm"/>
        </style:tab-stops>
      </style:paragraph-properties>
      <style:text-properties fo:color="#1f497d" style:font-name="Helvetica" fo:font-size="14pt" fo:font-weight="bold" style:font-size-asian="14pt" style:font-weight-asian="bold" style:font-size-complex="14pt"/>
    </style:style>
    <style:style style:name="P47" style:family="paragraph" style:parent-style-name="List_20_Paragraph" style:list-style-name="WWNum1">
      <style:paragraph-properties>
        <style:tab-stops>
          <style:tab-stop style:position="1.397cm"/>
        </style:tab-stops>
      </style:paragraph-properties>
    </style:style>
    <style:style style:name="P48" style:family="paragraph" style:parent-style-name="List_20_Paragraph" style:list-style-name="WWNum1">
      <style:paragraph-properties>
        <style:tab-stops>
          <style:tab-stop style:position="1.397cm"/>
        </style:tab-stops>
      </style:paragraph-properties>
      <style:text-properties style:font-name="Helvetica" fo:font-size="10pt" fo:font-weight="bold" style:font-size-asian="10pt" style:font-weight-asian="bold" style:font-size-complex="12pt"/>
    </style:style>
    <style:style style:name="P49" style:family="paragraph" style:parent-style-name="List_20_Paragraph" style:list-style-name="WWNum1">
      <style:paragraph-properties>
        <style:tab-stops>
          <style:tab-stop style:position="1.397cm"/>
        </style:tab-stops>
      </style:paragraph-properties>
      <style:text-properties style:font-name="Helvetica" fo:font-size="10pt" fo:font-weight="bold" style:font-size-asian="10pt" style:font-weight-asian="bold" style:font-size-complex="12pt" style:font-weight-complex="bold"/>
    </style:style>
    <style:style style:name="P50" style:family="paragraph" style:parent-style-name="List_20_Paragraph" style:list-style-name="WWNum1">
      <style:paragraph-properties>
        <style:tab-stops>
          <style:tab-stop style:position="2.159cm"/>
        </style:tab-stops>
      </style:paragraph-properties>
      <style:text-properties style:font-name="Helvetica" fo:font-size="10pt" fo:font-weight="bold" style:font-size-asian="10pt" style:font-weight-asian="bold" style:font-size-complex="12pt"/>
    </style:style>
    <style:style style:name="P51" style:family="paragraph" style:parent-style-name="List_20_Paragraph" style:list-style-name="WWNum2">
      <style:paragraph-properties>
        <style:tab-stops>
          <style:tab-stop style:position="3.81cm"/>
        </style:tab-stops>
      </style:paragraph-properties>
      <style:text-properties style:font-name="Helvetica" fo:font-size="10pt" style:font-size-asian="10pt" style:font-size-complex="12pt"/>
    </style:style>
    <style:style style:name="P52" style:family="paragraph" style:parent-style-name="List_20_Paragraph" style:list-style-name="WWNum2">
      <style:paragraph-properties>
        <style:tab-stops>
          <style:tab-stop style:position="2.54cm"/>
        </style:tab-stops>
      </style:paragraph-properties>
      <style:text-properties style:font-name="Helvetica" fo:font-size="10pt" style:font-size-asian="10pt" style:font-size-complex="12pt"/>
    </style:style>
    <style:style style:name="P53" style:family="paragraph" style:parent-style-name="List_20_Paragraph" style:list-style-name="WWNum1">
      <style:paragraph-properties>
        <style:tab-stops>
          <style:tab-stop style:position="1.397cm"/>
        </style:tab-stops>
      </style:paragraph-properties>
      <style:text-properties fo:font-weight="normal" style:font-weight-asian="normal" style:font-weight-complex="normal"/>
    </style:style>
    <style:style style:name="P54" style:family="paragraph" style:parent-style-name="List_20_Paragraph" style:list-style-name="WWNum1">
      <style:paragraph-properties>
        <style:tab-stops>
          <style:tab-stop style:position="2.159cm"/>
        </style:tab-stops>
      </style:paragraph-properties>
    </style:style>
    <style:style style:name="P55" style:family="paragraph" style:parent-style-name="List_20_Paragraph" style:list-style-name="WWNum2">
      <style:paragraph-properties>
        <style:tab-stops>
          <style:tab-stop style:position="2.54cm"/>
        </style:tab-stops>
      </style:paragraph-properties>
    </style:style>
    <style:style style:name="P56" style:family="paragraph" style:parent-style-name="List_20_Paragraph" style:list-style-name="WWNum3">
      <style:paragraph-properties>
        <style:tab-stops>
          <style:tab-stop style:position="2.54cm"/>
        </style:tab-stops>
      </style:paragraph-properties>
    </style:style>
    <style:style style:name="P57" style:family="paragraph" style:parent-style-name="List_20_Paragraph" style:list-style-name="WWNum1">
      <style:paragraph-properties fo:margin-left="2.501cm" fo:margin-right="0cm" fo:text-indent="-0.762cm" style:auto-text-indent="false">
        <style:tab-stops>
          <style:tab-stop style:position="1.397cm"/>
        </style:tab-stops>
      </style:paragraph-properties>
      <style:text-properties style:font-name="Helvetica" fo:font-size="10pt" fo:font-weight="bold" style:font-size-asian="10pt" style:font-weight-asian="bold" style:font-size-complex="12pt" style:font-weight-complex="bold"/>
    </style:style>
    <style:style style:name="P58" style:family="paragraph" style:parent-style-name="List_20_Paragraph" style:list-style-name="WWNum1">
      <style:paragraph-properties fo:margin-left="2.501cm" fo:margin-right="0cm" fo:text-indent="-0.762cm" style:auto-text-indent="false">
        <style:tab-stops>
          <style:tab-stop style:position="1.397cm"/>
        </style:tab-stops>
      </style:paragraph-properties>
      <style:text-properties style:font-name="Helvetica" fo:font-size="10pt" fo:font-weight="normal" style:font-size-asian="10pt" style:font-weight-asian="normal" style:font-size-complex="12pt" style:font-weight-complex="normal"/>
    </style:style>
    <style:style style:name="P59" style:family="paragraph" style:parent-style-name="List_20_Paragraph" style:list-style-name="WWNum1">
      <style:paragraph-properties fo:margin-left="2.501cm" fo:margin-right="0cm" fo:text-indent="-0.762cm" style:auto-text-indent="false">
        <style:tab-stops>
          <style:tab-stop style:position="1.397cm"/>
        </style:tab-stops>
      </style:paragraph-properties>
      <style:text-properties style:font-name="Helvetica" fo:font-size="10pt" fo:language="en" fo:country="GB" fo:font-weight="normal" style:font-size-asian="10pt" style:language-asian="ar" style:country-asian="SA" style:font-weight-asian="normal" style:font-size-complex="12pt" style:font-weight-complex="normal"/>
    </style:style>
    <style:style style:name="P60" style:family="paragraph" style:parent-style-name="List_20_Paragraph" style:list-style-name="WWNum1">
      <style:paragraph-properties fo:margin-left="2.501cm" fo:margin-right="0cm" fo:text-indent="-0.762cm" style:auto-text-indent="false">
        <style:tab-stops>
          <style:tab-stop style:position="1.397cm"/>
        </style:tab-stops>
      </style:paragraph-properties>
    </style:style>
    <style:style style:name="P61" style:family="paragraph" style:parent-style-name="Standard" style:master-page-name="First_20_Page">
      <style:paragraph-properties fo:text-align="center" style:justify-single-word="false" style:page-number="auto"/>
      <style:text-properties style:font-name="Helvetica" fo:font-size="10pt" style:font-size-asian="10pt"/>
    </style:style>
    <style:style style:name="P62" style:family="paragraph" style:parent-style-name="Standard" style:list-style-name="WWNum4">
      <style:paragraph-properties fo:margin-left="2.011cm" fo:margin-right="0cm" fo:text-indent="0cm" style:auto-text-indent="false">
        <style:tab-stops>
          <style:tab-stop style:position="2.011cm"/>
        </style:tab-stops>
      </style:paragraph-properties>
      <style:text-properties style:font-name="Helvetica" fo:font-size="10pt" style:font-size-asian="10pt" style:font-size-complex="12pt"/>
    </style:style>
    <style:style style:name="P63" style:family="paragraph" style:parent-style-name="Standard" style:list-style-name="WWNum4">
      <style:paragraph-properties fo:margin-left="2.011cm" fo:margin-right="0cm" fo:text-indent="0cm" style:auto-text-indent="false">
        <style:tab-stops>
          <style:tab-stop style:position="2.011cm"/>
        </style:tab-stops>
      </style:paragraph-properties>
    </style:style>
    <style:style style:name="T1" style:family="text">
      <style:text-properties style:font-name="Helvetica" fo:font-size="10pt" style:font-size-asian="10pt" style:font-size-complex="12pt"/>
    </style:style>
    <style:style style:name="T2" style:family="text">
      <style:text-properties style:font-name="Helvetica" fo:font-size="10pt" style:font-size-asian="10pt" style:font-size-complex="12pt" style:font-style-complex="italic"/>
    </style:style>
    <style:style style:name="T3" style:family="text">
      <style:text-properties style:font-name="Helvetica" fo:font-size="10pt" style:font-size-asian="10pt" style:font-name-complex="CMBX10" style:font-size-complex="12pt"/>
    </style:style>
    <style:style style:name="T4" style:family="text">
      <style:text-properties style:font-name="Helvetica" fo:font-size="10pt" fo:font-weight="bold" style:font-size-asian="10pt" style:font-weight-asian="bold" style:font-size-complex="12pt"/>
    </style:style>
    <style:style style:name="T5" style:family="text">
      <style:text-properties style:font-name="Helvetica" fo:font-size="10pt" fo:font-weight="bold" style:font-size-asian="10pt" style:font-weight-asian="bold" style:font-size-complex="12pt" style:font-weight-complex="bold"/>
    </style:style>
    <style:style style:name="T6" style:family="text">
      <style:text-properties style:font-name="Helvetica" fo:font-size="10pt" fo:font-style="italic" style:font-size-asian="10pt" style:font-style-asian="italic" style:font-size-complex="12pt"/>
    </style:style>
    <style:style style:name="T7" style:family="text">
      <style:text-properties style:font-name="Helvetica" fo:font-size="10pt" fo:font-style="italic" style:font-size-asian="10pt" style:font-style-asian="italic" style:font-size-complex="12pt" style:font-style-complex="italic"/>
    </style:style>
    <style:style style:name="T8" style:family="text">
      <style:text-properties style:font-name="Helvetica" fo:font-size="10pt" fo:font-style="italic" fo:font-weight="normal" style:font-size-asian="10pt" style:font-style-asian="italic" style:font-weight-asian="normal" style:font-size-complex="12pt" style:font-style-complex="italic" style:font-weight-complex="normal"/>
    </style:style>
    <style:style style:name="T9" style:family="text">
      <style:text-properties style:font-name="Helvetica" fo:font-size="10pt" fo:font-style="italic" style:text-underline-style="none" style:font-size-asian="10pt" style:font-style-asian="italic" style:font-size-complex="12pt" style:font-style-complex="italic"/>
    </style:style>
    <style:style style:name="T10" style:family="text">
      <style:text-properties style:font-name="Helvetica" fo:font-size="10pt" fo:language="en" fo:country="none" style:font-name-asian="Times New Roman1" style:font-size-asian="10pt" style:language-asian="zh" style:country-asian="CN" style:font-name-complex="Helvetica1" style:font-size-complex="10pt"/>
    </style:style>
    <style:style style:name="T11" style:family="text">
      <style:text-properties style:font-name="Helvetica" fo:font-size="10pt" fo:font-style="normal" style:font-size-asian="10pt" style:font-style-asian="normal" style:font-size-complex="12pt" style:font-style-complex="normal"/>
    </style:style>
    <style:style style:name="T12" style:family="text">
      <style:text-properties style:font-name="Helvetica" fo:font-size="10pt" fo:font-weight="normal" style:font-size-asian="10pt" style:font-weight-asian="normal" style:font-size-complex="12pt" style:font-weight-complex="normal"/>
    </style:style>
    <style:style style:name="T13" style:family="text">
      <style:text-properties style:font-name="Helvetica" fo:font-size="10pt" fo:language="en" fo:country="GB" style:font-size-asian="10pt" style:language-asian="ar" style:country-asian="SA" style:font-size-complex="12pt"/>
    </style:style>
    <style:style style:name="T14" style:family="text">
      <style:text-properties style:font-name="Helvetica" fo:font-size="10pt" fo:language="en" fo:country="GB" fo:font-weight="normal" style:font-size-asian="10pt" style:language-asian="ar" style:country-asian="SA" style:font-weight-asian="normal" style:font-size-complex="12pt" style:font-weight-complex="normal"/>
    </style:style>
    <style:style style:name="T15" style:family="text">
      <style:text-properties fo:color="#000000" style:font-name="Helvetica" fo:font-size="10pt" style:font-size-asian="10pt" style:font-size-complex="12pt"/>
    </style:style>
    <style:style style:name="T16" style:family="text">
      <style:text-properties fo:color="#000000" style:font-name="Helvetica" fo:font-size="10pt" fo:font-weight="bold" style:font-size-asian="10pt" style:font-weight-asian="bold" style:font-size-complex="12pt"/>
    </style:style>
    <style:style style:name="T17" style:family="text">
      <style:text-properties fo:color="#000000" style:font-name="Helvetica" fo:font-size="10pt" fo:language="en" fo:country="none" fo:font-weight="bold" style:font-name-asian="Times New Roman1" style:font-size-asian="10pt" style:language-asian="zh" style:country-asian="CN" style:font-weight-asian="bold" style:font-name-complex="Helvetica1" style:font-size-complex="10pt" style:font-weight-complex="bold"/>
    </style:style>
    <style:style style:name="T18" style:family="text">
      <style:text-properties fo:color="#000000" style:font-name="Helvetica" fo:font-size="10pt" fo:language="en" fo:country="none" style:font-name-asian="Times New Roman1" style:font-size-asian="10pt" style:language-asian="zh" style:country-asian="CN" style:font-name-complex="Helvetica1" style:font-size-complex="10pt"/>
    </style:style>
    <style:style style:name="T19" style:family="text">
      <style:text-properties fo:color="#000000" style:text-position="super 58%" style:font-name="Helvetica" fo:font-size="10pt" style:font-size-asian="10pt" style:font-size-complex="12pt"/>
    </style:style>
    <style:style style:name="T20" style:family="text">
      <style:text-properties style:text-position="super 58%" style:font-name="Helvetica" fo:font-size="10pt" style:font-size-asian="10pt" style:font-size-complex="12pt"/>
    </style:style>
    <style:style style:name="T21" style:family="text">
      <style:text-properties fo:font-style="normal" style:font-style-asian="normal" style:font-style-complex="normal"/>
    </style:style>
    <style:style style:name="T22"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3"/>
      <text:p text:style-name="P3"/>
      <text:p text:style-name="P3"/>
      <text:p text:style-name="P3"/>
      <text:p text:style-name="P3"/>
      <text:p text:style-name="P3"/>
      <text:p text:style-name="P12">MA3</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
      <text:p text:style-name="P10"><text:soft-page-break/>Texas Holdem Poker AI</text:p>
      <text:p text:style-name="P10">Utilizing Machine Learning Techniques</text:p>
      <text:p text:style-name="P10"/>
      <text:p text:style-name="P10"/>
      <text:p text:style-name="P10"/>
      <text:p text:style-name="P11">By</text:p>
      <text:p text:style-name="P11">Isaac Lewis</text:p>
      <text:p text:style-name="P11"/>
      <text:p text:style-name="P11">Advised by</text:p>
      <text:p text:style-name="P11">Prof Brian Mak</text:p>
      <text:p text:style-name="P11"/>
      <text:p text:style-name="P11"/>
      <text:p text:style-name="P11">Submitted in partial fulfillment of the</text:p>
      <text:p text:style-name="P11">Requirements for COMP397</text:p>
      <text:p text:style-name="P11">In the</text:p>
      <text:p text:style-name="P11">Department of Computer Science and Engineering</text:p>
      <text:p text:style-name="P11">The Hong Kong University of Science and Technology</text:p>
      <text:p text:style-name="P11"/>
      <text:p text:style-name="P11">2010-2011</text:p>
      <text:p text:style-name="P34"><text:soft-page-break/></text:p>
      <text:p text:style-name="P35">Contents</text:p>
      <text:p text:style-name="P13"/>
      <text:p text:style-name="P13"/>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1"><text:a xlink:type="simple" xlink:href="#__RefHeading__1027_1893431905">Appendix A: Minutes<text:tab/>10</text:a></text:p>
        </text:index-body>
      </text:table-of-content>
      <text:p text:style-name="P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2017287266" text:style-name="WWNum1">
        <text:list-item>
          <text:p text:style-name="P45"><text:bookmark-start text:name="_Toc285228804"/><text:soft-page-break/>Introduction<text:bookmark-end text:name="_Toc285228804"/></text:p>
          <text:list>
            <text:list-item>
              <text:p text:style-name="P47"><text:span text:style-name="T1"><text:s/></text:span><text:bookmark-start text:name="_Toc285228805"/><text:span text:style-name="T4">Overview</text:span><text:bookmark-end text:name="_Toc285228805"/></text:p>
            </text:list-item>
          </text:list>
        </text:list-item>
      </text:list>
      <text:p text:style-name="P36"><text:span text:style-name="T1">Poker is an interesting area for artificial intelligence (AI) research, as, unlike games such as Chess, Go or Checkers, it shares many of the features of the real world; namely, it is </text:span><text:span text:style-name="T6">stochastic </text:span><text:span text:style-name="T1">– chance plays a large role – and an </text:span><text:span text:style-name="T6">imperfect information game </text:span><text:span text:style-name="T1">– players must make decisions without knowing the exact state of the world.</text:span></text:p>
      <text:p text:style-name="P37">AI techniques that are useful in games like Chess – such as the minimax algorithm – are therefore ineffective in the context of poker [1]. Instead, different AI techniques must be developed to create a winning poker AI. Poker research does not only aim at winning poker games - it also aims to gain insights into AI that could be utilized in real world applications.</text:p>
      <text:p text:style-name="P36"><text:span text:style-name="T1">Another factor in poker AI research is that poker is a game that rewards players for misleading opponents – </text:span><text:span text:style-name="T6">bluffing </text:span><text:span text:style-name="T1">and </text:span><text:span text:style-name="T6">trapping </text:span><text:span text:style-name="T1">– and conversely, trying to second-guess opponents’ behavior, calling their bluffs and avoiding their traps. Just as Go forces computers to compete with humans’ innate pattern recognition ability, so poker requires them to compete with humans’ capacity for misdirection and deceit. Again, such AI may find utility in the real world - such as in business or politics.</text:span></text:p>
      <text:p text:style-name="P36"><text:span text:style-name="T1">It should be noted there are several different forms of poker and several different game types, varying by the number of players and reward structure. This project was focused on </text:span><text:span text:style-name="T6">Heads-Up Limit Texas Holdem </text:span><text:span text:style-name="T1">(a glossary of poker terms and an explanation of the rules can be found at [9])</text:span><text:span text:style-name="T6">. </text:span><text:span text:style-name="T11">Subsequent references to 'poker' refer to this game specifically, unless otherwise indicated.</text:span></text:p>
      <text:p text:style-name="P37"/>
      <text:list xml:id="list2114915546" text:continue-numbering="true" text:style-name="WWNum1">
        <text:list-item>
          <text:list>
            <text:list-item>
              <text:p text:style-name="P48"><text:bookmark-start text:name="_Toc285228806"/>Objectives<text:bookmark-end text:name="_Toc285228806"/></text:p>
            </text:list-item>
          </text:list>
        </text:list-item>
      </text:list>
      <text:p text:style-name="P16"><text:span text:style-name="T1">An important element of many computer poker players is </text:span><text:span text:style-name="T6">opponent modeling; </text:span><text:span text:style-name="T1">that is, attempting to predict an opponent’s future actions [2]. For this project, we will attempt to find a superior opponent modeling strategy by utilizing machine learning techniques. To do this, we will implement a poker server, a basic pokerbot, and an improved pokerbot.</text:span></text:p>
      <text:p text:style-name="P16"><text:span text:style-name="T1">The first part of the project will require creating a </text:span><text:span text:style-name="T4">poker server </text:span><text:span text:style-name="T1">that correctly enforces the rules of Texas Holdem poker between two opponents (who may be humans or computer programs). I will </text:span><text:soft-page-break/><text:span text:style-name="T1">create a web-based frontend for the server, which will allow the improved pokerbot to practice against humans from around the world. </text:span></text:p>
      <text:p text:style-name="P16"><text:span text:style-name="T1">I will then implement a </text:span><text:span text:style-name="T4">basic pokerbot</text:span><text:span text:style-name="T1">; i.e., one that implements a tried-and-tested strategy. This will most likely be the </text:span><text:span text:style-name="T4">miximix algorithm</text:span><text:span text:style-name="T1">, though I may experiment with other strategies. The basic pokerbot will from now on be referred to as the Totally Essential Algorithmic pokerbot, or TEAbot for short.</text:span></text:p>
      <text:p text:style-name="P16"><text:span text:style-name="T1">Next, I will attempt to create an </text:span><text:span text:style-name="T4">improved pokerbot</text:span><text:span text:style-name="T1">, using the approach mentioned above; this will require experimenting with different machine learning techniques to discover the optimum opponent modeling strategy. The improved pokerbot will be referred to as the Correct Opponent Forecasting For Enhanced Effect pokerbot, or COFFEEbot.</text:span></text:p>
      <text:p text:style-name="P17">The first objective may be time-consuming, but it should not be technically challenging; the only constraint is that the server should be reasonably fast. The second and third objectives are the most challenging; these will require researching and implementing existing pokerbot architectures and researching machine learning methods to improve those architectures. Since both these areas are unfamiliar to the team, we expect that this will take up the majority of time spent on this project.</text:p>
      <text:p text:style-name="P17"/>
      <text:list xml:id="list1644150073" text:continue-numbering="true" text:style-name="WWNum1">
        <text:list-item>
          <text:list>
            <text:list-item>
              <text:p text:style-name="P47"><text:bookmark-start text:name="_Toc285228807"/><text:span text:style-name="T4">R</text:span><text:bookmark-end text:name="_Toc285228807"/><text:span text:style-name="T4">ules of Poker</text:span></text:p>
              <text:p text:style-name="P47"><text:span text:style-name="T12">Limit Texas Holdem Poker is a card game played between two and ten players, where the objective is to win as much money as possible from the other players. This project was focused on the two-player version, known as </text:span><text:span text:style-name="T8">Heads-Up Poker.</text:span></text:p>
              <text:p text:style-name="P53"><text:span text:style-name="T1">A game of poker usually consists of many individual rounds, called </text:span><text:span text:style-name="T7">hands</text:span><text:span text:style-name="T1">. <text:s/>At the start of a hand, each player is dealt two hidden cards, called </text:span><text:span text:style-name="T7">hole cards</text:span><text:span text:style-name="T1">. During the course of the hand, five more cards are dealt to the board. At the end of the hand, the players reveal their hidden cards. Whoever can make the best five-card combination from their own hole cards and the cards on the board wins the hand.</text:span></text:p>
              <text:p text:style-name="P53"><text:span text:style-name="T1">This would not make for an especially interesting game were it not for the importance of betting. At several stages during the game, players make bets to indicate their confidence in winning the hand; the player who eventually wins the hand claims all the money bet during the hand. If a player believes she has a strong set of cards and therefore chance of winning, she may increase </text:span><text:soft-page-break/><text:span text:style-name="T1">the size of her bet (known as </text:span><text:span text:style-name="T7">raising</text:span><text:span text:style-name="T11">), in order to increase her total winnings at the end of the hand. Her opponents must choose to either match this bet (</text:span><text:span text:style-name="T7">call), </text:span><text:span text:style-name="T11">increase the bet size even further</text:span><text:span text:style-name="T7"> </text:span><text:span text:style-name="T11">(</text:span><text:span text:style-name="T7">reraise) </text:span><text:span text:style-name="T11">or give up the hand (</text:span><text:span text:style-name="T7">fold)</text:span><text:span text:style-name="T11">. If all other players fold, the one player remaining is the winner by default. This enables the strategy of </text:span><text:span text:style-name="T7">bluffing</text:span><text:span text:style-name="T11">, whereby a player with a weak set of cards makes large raises, in the hope that her opponents will believe she has a strong set of cards, and therefore be intimidated into folding, leaving her the winner. A related strategy is </text:span><text:span text:style-name="T7">trapping </text:span><text:span text:style-name="T11">or </text:span><text:span text:style-name="T7">slowplaying</text:span><text:span text:style-name="T11">, where a player with a very strong hand will make little to no bets, giving the impression that her hand his weak, and coaxing her opponents into making larger bets.</text:span></text:p>
              <text:p text:style-name="P53"><text:span text:style-name="T11">The above paragraphs are only intended as an outline of the rules of poker; a more complete description may be found at [9]. Nevertheless, they illustrate some of the most salient features of the game from a game theoretical perspective. The random dealing of cards means the game is </text:span><text:span text:style-name="T7">uncertain</text:span><text:span text:style-name="T11">; a weak set of cards may become stronger as more cards are dealt to the board. The exact cards held by an opponent are unknown, and this makes the game one of </text:span><text:span text:style-name="T7">imperfect information</text:span><text:span text:style-name="T11">.</text:span></text:p>
            </text:list-item>
            <text:list-item>
              <text:p text:style-name="P49">Literature Survey</text:p>
            </text:list-item>
          </text:list>
        </text:list-item>
      </text:list>
      <text:p text:style-name="P16"><text:span text:style-name="T1">With the rise in popularity of online poker in recent years, an increasing number of people are attempting to create computer poker players (</text:span><text:span text:style-name="T7">pokerbots</text:span><text:span text:style-name="T11">)</text:span><text:span text:style-name="T1"> that can win real money, with varying degrees of success. Since online casinos usually frown upon this practice (known as </text:span><text:span text:style-name="T9">botting)</text:span><text:span text:style-name="T1">, such people tend not to publicize their successful techniques. [3]</text:span></text:p>
      <text:p text:style-name="P16"><text:span text:style-name="T1">On the other hand, computer poker has also begun to receive increasing amounts of academic attention, with a large amount of research coming from the </text:span><text:span text:style-name="T6">Computer Poker Research Group </text:span><text:span text:style-name="T1">at the University of Alberta. As survey of common approaches to poker AI follows, along with examples of some notable pokerbots.</text:span></text:p>
      <text:p text:style-name="P16"><text:span text:style-name="T1">There are two main types of strategies for poker AIs; </text:span><text:span text:style-name="T4">equilibrium </text:span><text:span text:style-name="T1">and </text:span><text:span text:style-name="T4">exploitative </text:span><text:span text:style-name="T1">strategies.</text:span></text:p>
      <text:p text:style-name="P16"><text:span text:style-name="T1"><text:s/>Equilibrium strategies attempt to find a strategy that approximates a Nash equilibrium. A Nash equilibirum is a concept from game theory, referring to a set of strategies whereby each player gains no benefit from switching strategies [REF???]. Poker players that follow an equilibrium strategy are not exploitable by their opponents, and so are not likely to lose a large amount; however, they are also unable to exploit their opponent's weaknesses effectively, and so are also unlikely to win by a large amount. However, in practice, equilibrium players can do well, especially when faced with opponents that make mistakes. Another consideration is that computing the true </text:span><text:soft-page-break/><text:span text:style-name="T1">Nash equilibrium for poker is currently infeasible, and so equilibrium players generally play an approximation to the equilibrium strategy. Such approximations tend to be slightly exploitable.</text:span></text:p>
      <text:p text:style-name="P16"><text:span text:style-name="T1"><text:s/>Exploitative strategies, on the other hand, attempt to adapt their play to take advantage of their opponent’s weaknesses; this means they can potentially win much more, but also lose much more, especially against an opponent that changes its strategy over time. As an example, consider an opponent that follows an exploitable strategy X; an exploitative player may quickly switch to strategy Y, which takes full advantage of X. However, strategies which exploit other strategies are usually themselves exploitable (for game theoretic reasons outlined above), which means that the opponent could then find a strategy Z which takes advantage of Y. This type of behavior occurs frequently between advanced human players, who are adept at adapting their strategy as the situation dictates. For example, a player might be playing too cautiously, leading to her opponent bluffing more frequently to take advantage of this overcaution. Once the player </text:span><text:span text:style-name="T13">realises</text:span><text:span text:style-name="T1"> how often her opponent is bluffing, she too can change her strategy; for example, by catching her opponent bluffing she may be able to win a large amount.</text:span></text:p>
      <text:p text:style-name="P16"><text:span text:style-name="T4">Rule-based bots </text:span><text:span text:style-name="T1">form another class; they follow explicitly defined behavior depending on their situation. They are generally ineffective, as there are too many possible situations in poker to define rules for all of them. However, since they are simple to create they are very common. In fact, software exists that allows such bots to be created by individuals with little or no programming knowledge [3]. </text:span><text:span text:style-name="T4">Loki</text:span><text:span text:style-name="T1"> was one of the first bots created by Alberta’s Computer Poker Research Group, and followed a rule-based strategy.</text:span></text:p>
      <text:p text:style-name="P16"><text:span text:style-name="T4">Polaris </text:span><text:span text:style-name="T1">utilizes </text:span><text:span text:style-name="T4">Conterfactual Regret Minimization</text:span><text:span text:style-name="T1">; which constructs a Nash-equilibrium strategy for an abstract form of poker and then repeatedly plays the bot against itself to refine the strategy [1]. In short games, it is very strong. At the 2007 Man-Machine Poker Tournament it defeated a human poker champion, Phil Laak. However, given sufficient time, an exploitative opponent can find weaknesses in its play. These weaknesses stem from the difference between the real game of poker and the abstracted version Polaris uses to construct its strategy.</text:span></text:p>
      <text:p text:style-name="P16"><text:span text:style-name="T4">Vexbot</text:span><text:span text:style-name="T1"> is an exploitative bot that utilizes the </text:span><text:span text:style-name="T4">miximix algorithm</text:span><text:span text:style-name="T1">. This is a generalization of the minimax algorithm which takes into account uncertainty about an opponents actions (a detailed explanation of the algorithm can be found below). A key element of this algorithm is </text:span><text:span text:style-name="T7">opponent modelling,</text:span><text:span text:style-name="T11"> that is, calculating the probability an opponent will take a particular action in a given situation. Vexbot uses observations of an opponents previous betting patterns as the basis for its opponent modelling strategy. As</text:span><text:span text:style-name="T1"> an exploitative bot, Vexbot is generally weak at the beginning of </text:span><text:soft-page-break/><text:span text:style-name="T1">a game, but becomes stronger as it adapts to its opponent. Its main weaknesses are that it can take too long to learn an opponent’s strategy, and that it cannot adapt to an opponent that changes its strategy over time.</text:span></text:p>
      <text:list xml:id="list545289790" text:continue-numbering="true" text:style-name="WWNum1">
        <text:list-item>
          <text:list>
            <text:list-item>
              <text:list>
                <text:list-item>
                  <text:p text:style-name="P57">Miximix and Miximax algorithms</text:p>
                  <text:p text:style-name="P58">As the name suggests, the miximix and miximax algorithms are modified versions of the minimax algorithm. Minimax is a commonly used AI strategy for deterministic, zero-sum, perfect information games, and has seen success when applied to popular games such as TicTacToe, Chess, and Checkers [REF???].</text:p>
                  <text:p text:style-name="P58">The minimax algorithm constructs a game tree where every node represents a possible game state, the root node represents the current state of the game, and a node's children represent the set of possible successor states to the parent node's state. Leaf nodes represent endgame states, and are assigned a negative or positive expected value (EV) depending on whether they correspond to a win for the opponent or the player. Non leaf-nodes are of two types, player nodes and opponent nodes, representing which player must make a decision at that particular point.</text:p>
                  <text:p text:style-name="P59">A basic assumption of the minimax algorithm is that the maximising player always tries to maximise their EV, and their opponent always tries to minimise it (hence the name minimax). This is achieved by recursively calculating the EV for each node in the tree; player nodes are assigned the maximum EV of their child nodes (representing the player making the move that maximises EV), and opponent nodes are assigned the minimum EV of their child nodes (representing the opponent making the move that minimises EV). Once the EV of the root node is calculated, the player knows the optimum move to make in the current situation, and can act accordingly.</text:p>
                  <text:p text:style-name="P59">For simple games such as TicTacToe, the minimax algorithm can be used as described, and finds an unbeatable strategy, if one exists. For more complex games such as Chess, the game tree is so large as to make running the minimax algorithm computationally infeasible. The algorithm must be adapted to prune uninteresting branches of the tree, and incorporate an evaluation function to estimate the EV for non leaf-nodes without having to recursively expand them. Nevertheless, the basic concept is the same.</text:p>
                  <text:p text:style-name="P59">For stochastic games such as backgammon, a generalised version of the minimax algorithm exists called expectimax. Expectimax incorporates chance nodes in addition to <text:soft-page-break/>player and opponent nodes; the EV of a chance node is defined as the sum of the expected values of its children, with each child node weighted by the probability of reaching that child node (insert formula?). </text:p>
                  <text:p text:style-name="P59">For imperfect information games such as poker, even we knew the opponent is following a perfect strategy, it would be impossible to predict perfectly an opponent's actions, since some of the information relevant to their decision is hidden to us (in the case of poker, this hidden information is the opponent's two hole cards). We therefore assume the opponent is following a mixed strategy, where in a given situation they choose a particular action a fixed percentage of the time. For example, in the case of poker, we may determine that in situation X our opponent will raise 23% of the time, call 72% of the time, and fold 5% of the time. We then treat opponent nodes as chance nodes in the expectimax algorithm; the EV of an opponent node is equal to the sum of the expected values of its children, with each child node weighted by the probability the opponent will take the corresponding action. Calculating the probabilities for an opponent's actions in a given situation is therefore an important component of this strategy, and is called <text:span text:style-name="T22">opponent modelling</text:span><text:span text:style-name="T21">.</text:span></text:p>
                  <text:p text:style-name="P60"><text:span text:style-name="T14">If we still treat player nodes as in the minimax algorithm, assuming the player always takes the action with the maximum EV, the resulting algorithm is known as miximax. If we assume that both players follow a mixed strategy, and therefore treat player nodes in a similar way to opponent nodes, the resulting algorithm is called miximix. </text:span><text:span text:style-name="T1">Our final year project made use of the miximax algorithm, as we wished to focus our attention on the problem of opponent modeling.</text:span></text:p>
                  <text:p text:style-name="P60"><text:span text:style-name="T1">We attempted to find an improved method of opponent modeling by utilizing machine learning techniques. The basic strategy was to treat opponent modeling as a </text:span><text:span text:style-name="T5">supervised learning </text:span><text:span text:style-name="T1">problem.</text:span></text:p>
                </text:list-item>
                <text:list-item>
                  <text:p text:style-name="P57">Supervised learning</text:p>
                  <text:p text:style-name="P60"><text:span text:style-name="T1">Supervised learning problems are a class of problems where a machine learning algorithm is given a set of training data, and from that data attempts to find a function between the input variables (or features) and the output variables. That function can then be used to make predictions on new data [4]. For example, spam filters typically use a supervised learning algorithm known as Bayesian filtering, and are trained on a set of emails previously marked as either spam or non-spam. In this case, the features may be </text:span><text:span text:style-name="T1">the frequency of various words found in the emails, and the output variable will be a </text:span><text:soft-page-break/><text:span text:style-name="T1">single boolean representing whether the email is legitimate or not. Common supervised learning algorithms include decision trees, neural networks, and support vector machines.</text:span></text:p>
                </text:list-item>
              </text:list>
            </text:list-item>
          </text:list>
        </text:list-item>
      </text:list>
      <text:p text:style-name="P42">When treating opponent modeling as a supervised learning problem, we obtain training data from observations of an opponent's past actions, and attempt to find a function that maps known information about the game to a prediction of the opponent's actions. Half of the problem is choosing the correct input variables to the function - in other words, determining which pieces of information are most relevant. Determining which supervised learning algorithm to use is the other half.</text:p>
      <text:p text:style-name="P42">During our project, we made use of ???</text:p>
      <text:p text:style-name="P17"/>
      <text:list xml:id="list2034386616" text:continue-numbering="true" text:style-name="WWNum1">
        <text:list-item>
          <text:p text:style-name="P46"><text:bookmark-start text:name="_Toc285228808"/>Progress<text:bookmark-end text:name="_Toc285228808"/></text:p>
          <text:list>
            <text:list-item>
              <text:p text:style-name="P48"><text:bookmark-start text:name="_Toc285228809"/>Design<text:bookmark-end text:name="_Toc285228809"/></text:p>
              <text:list>
                <text:list-item>
                  <text:p text:style-name="P50"><text:bookmark-start text:name="_Toc285228810"/>Design Poker Server and Interface<text:bookmark-end text:name="_Toc285228810"/></text:p>
                </text:list-item>
              </text:list>
            </text:list-item>
          </text:list>
        </text:list-item>
      </text:list>
      <text:p text:style-name="P20">We considered how the poker server was to be implemented, the communications channel used to send messages between the server and clients, and the protocol for the messages sent. We also designed a web interface to facilitate play between TEAbot, COFFEEbot and human players.</text:p>
      <text:p text:style-name="P19"><text:span text:style-name="T1">We decided to use an object-oriented design for the poker server, facilitating the use of the software engineering concept of </text:span><text:span text:style-name="T7">separation of concerns. </text:span><text:span text:style-name="T1">For example, the code for enforcing the rules of poker and the code for communicating with clients were encapsulated in different classes, allowing the implementation of one component to be changed without affecting other components.</text:span></text:p>
      <text:p text:style-name="P20">Initially, we chose to use Unix named pipes for communication between the server and clients. However, during the implementation stage we were forced to switch to the use of TCP for communication. Details of this change and the reasons for it are found in the implementation section below.</text:p>
      <text:p text:style-name="P20">Another consideration when designing the client-server interface was the number of clients we should allow to connect to the server at any one time. We considered allowing multiple <text:soft-page-break/>clients to connect simultaneously and challenge each other to games. Since this would have complicated the design, and required the server to be multi-threaded, we instead opted for a much simpler solution. The server would only accept connections from two players; once two players had connected, the server would automatically begin a game between them. A potential downside of this solution is that it makes it difficult to allow TEAbot and COFFEEbot to play with humans over the internet, since a new server process must be spawned for every pair of players. However, we felt the speedup in development time outweighed this consideration.</text:p>
      <text:p text:style-name="P20">We designed the communications protocol between the clients and the server to be in human-readable format. This was to facilitate debugging. During the implementation stage, we realised that the protocol required a slight redesign to increase the quantity and comprehensiveness of messages sent. This change was needed to provide the clients with more complete information about the current game state.</text:p>
      <text:p text:style-name="P19"><text:span text:style-name="T1">We also designed a web-based interface for the server. We had to consider both the user interface (UI), and the backend implementation. When designing the UI, we considered the </text:span><text:span text:style-name="T7">Principles of User Interface Design, </text:span><text:span text:style-name="T1">which includes the requirements that the UI should be structured and simple, and that relevant information should be visible while irrelevant and distracting information should be hidden. We believe the current design is adequate, but hope to improve it before the end of the project to fully meet the above requirements. Details of the backend implementation for the web interface are included in the implementation section.</text:span></text:p>
      <text:list xml:id="list200293240" text:continue-numbering="true" text:style-name="WWNum1">
        <text:list-item>
          <text:list>
            <text:list-item>
              <text:list>
                <text:list-item>
                  <text:p text:style-name="P50"><text:bookmark-start text:name="_Toc285228811"/>Analyze poker AI algorithms<text:bookmark-end text:name="_Toc285228811"/></text:p>
                </text:list-item>
              </text:list>
            </text:list-item>
          </text:list>
        </text:list-item>
      </text:list>
      <text:p text:style-name="P25">We looked at the existing poker AI algorithms to discover which appeared the most promising for our purposes, and looked at limitations of those algorithms.</text:p>
      <text:p text:style-name="P25">We confirmed out previous decision to make use of the miximix algorithm, as it is a relatively strong algorithm that has considerable room for improvement if a better opponent modeling strategy can be found.</text:p>
      <text:p text:style-name="P25">It became clear during our background reading that there would be two areas of difficulty when designing a bot that utilized the miximix algorithm. The first, as mentioned above, would be finding a good opponent modeling function. The second problem, slightly related to the first, would be predicting a player's probability of winning at showdown, when both players' cards are revealed. [5]</text:p>
      <text:list xml:id="list2026025722" text:continue-numbering="true" text:style-name="WWNum1">
        <text:list-item>
          <text:list>
            <text:list-item>
              <text:list>
                <text:list-item>
                  <text:p text:style-name="P50"><text:bookmark-start text:name="_Toc285228812"/><text:soft-page-break/>Design architecture of TEAbot/COFFEEbot<text:bookmark-end text:name="_Toc285228812"/></text:p>
                </text:list-item>
              </text:list>
            </text:list-item>
          </text:list>
        </text:list-item>
      </text:list>
      <text:p text:style-name="P20">An object-oriented design was also used for the pokerbots, to ensure the separation of responsibilities between different classes. It also meant that TEAbot and COFFEEbot could easily share code; only the components that would be improved would need to be changed when writing COFFEEbot.</text:p>
      <text:p text:style-name="P20">A Client class handles the network interface with the server. Messages from the server fall into two main categories: information on the current game state, and prompts for action. Information messages are used to update a GameState object, which represents the current state of the world as known to the pokerbot. If the messages are about opponent actions, an OpponentModel object is also updated. When a prompt for action is received, the pokerbot creates three new GameState objects which represent the game state that results if it bets, checks or folds. It then determines the expected value (EV) of each of these states and selects the one with the highest EV. The GameState object is responsible for calculating EV, which it achieves by following the miximix algorithm. In the process of doing this, it makes use of the OpponentModel object to predict the opponent's actions and a HandEvaluator object to predict it's chances of winning.</text:p>
      <text:list xml:id="list2163786244" text:continue-numbering="true" text:style-name="WWNum1">
        <text:list-item>
          <text:list>
            <text:list-item>
              <text:list>
                <text:list-item>
                  <text:p text:style-name="P54"><text:span text:style-name="T4"><text:s/></text:span><text:bookmark-start text:name="_Toc285228813"/><text:span text:style-name="T4">Research and analyze machine learning algorithms</text:span><text:bookmark-end text:name="_Toc285228813"/></text:p>
                </text:list-item>
              </text:list>
            </text:list-item>
          </text:list>
        </text:list-item>
      </text:list>
      <text:p text:style-name="P23"><text:span text:style-name="T1">We analyzed different machine learning algorithms and considered which ones are worth experimenting with. We plan to test the performance of decision trees, naive Bayes </text:span><text:span text:style-name="T1">classifiers, neural networks and support vector machines, though we may experiment with others, time permitting. </text:span></text:p>
      <text:p text:style-name="P23"><text:span text:style-name="T1">We still need to consider what will be used as input to the learning algorithms. The amount of potentially relevant information in predicting an opponent's actions is quite large - in machine learning parlance, we say the problem exhibits high </text:span><text:span text:style-name="T7">dimensionality</text:span><text:span text:style-name="T1">. Therefore,</text:span><text:span text:style-name="T7"> </text:span><text:span text:style-name="T1">finding a subset of the data that is adequate for predictive purposes will be required to achieve good performance.</text:span></text:p>
      <text:p text:style-name="P24">We also considered using a supervised learning algorithm to learn things other than predictions of an opponent's actions. For example, a learning algorithm could be used to estimate what cards an opponent is holding, or what kind of strategy an opponent is following. However, we decided that this would create extra complexity and was outside the scope of the project.</text:p>
      <text:p text:style-name="P24"><text:soft-page-break/></text:p>
      <text:p text:style-name="P24"/>
      <text:p text:style-name="P24"/>
      <text:list xml:id="list119062314" text:continue-numbering="true" text:style-name="WWNum1">
        <text:list-item>
          <text:list>
            <text:list-item>
              <text:p text:style-name="P48"><text:bookmark-start text:name="_Toc285228814"/>Implementation<text:bookmark-end text:name="_Toc285228814"/></text:p>
              <text:list>
                <text:list-item>
                  <text:p text:style-name="P54"><text:span text:style-name="T4"><text:s/></text:span><text:bookmark-start text:name="_Toc285228815"/><text:span text:style-name="T4">Poker Server</text:span><text:bookmark-end text:name="_Toc285228815"/></text:p>
                </text:list-item>
              </text:list>
            </text:list-item>
          </text:list>
        </text:list-item>
      </text:list>
      <text:p text:style-name="P39">Since the poker server was complicated, but was not considered to be a performance bottleneck, we chose to write it in the Ruby programming language. We chose Ruby for this task, as opposed to a faster language such as Java or C, as we believed that it would allow us to implement the server much more quickly. As a scripting language, Ruby enables rapid development time, at the cost of runtime efficiency. [6]</text:p>
      <text:p text:style-name="P39">Our target was for the server to respond within 5% of the time given to players to make their decisions; since some poker algorithms require a long time to make a decision, this should not be difficult. Memory requirements for the server were low as it only needs to record a small amount of state. The server meets these requirements.</text:p>
      <text:p text:style-name="P38"><text:span text:style-name="T1">One issue that arose during the implementation phase was the difficulty in ranking a set of cards according the rules of poker. This complexity is inherent in the rules of poker, as there are numerous factors to consider when comparing the rank of two sets of cards. For this </text:span><text:span text:style-name="T1">section of the project, a somewhat naive solution was developed in Ruby. However, TEAbot and COFFEEbot also need the ability to rank hands, with the difference that they need to use this ability thousands of times per second. The search for a more efficient solution is detailed below, in the section on the implementation of TEAbot.</text:span></text:p>
      <text:p text:style-name="P39">Another issue that arose was the need to choose an alternative to Unix named pipes for communication. We discovered that the standard library of Java, the language used for implementing TEAbot and COFFEEbot, does not include an interface for Unix pipes. Therefore, we switched to the use of TCP for communication between the clients and the server, as it is one of the few communication protocols supported by both the Java and Ruby standard libraries. This demonstrated the benefits of following the concept of separation of concerns; as the code for communicating with clients was encapsulated in one class, implementing this change was relatively simple. </text:p>
      <text:list xml:id="list1600115996" text:continue-numbering="true" text:style-name="WWNum1">
        <text:list-item>
          <text:list>
            <text:list-item>
              <text:list>
                <text:list-item>
                  <text:p text:style-name="P54"><text:soft-page-break/><text:span text:style-name="T4"><text:s/></text:span><text:bookmark-start text:name="_Toc285228816"/><text:span text:style-name="T4">Web Interface</text:span><text:bookmark-end text:name="_Toc285228816"/></text:p>
                </text:list-item>
              </text:list>
            </text:list-item>
          </text:list>
        </text:list-item>
      </text:list>
      <text:p text:style-name="P24">The backend of the web interface was also implemented in Ruby, and runs as a separate process to the poker server. The rationale for this was to facilitate debugging, and allow one process to fail without affecting the other.</text:p>
      <text:p text:style-name="P24">Socket::TCPServer, a class contained in the Ruby standard library, is used as a web server. This web server also acts as a client to the poker server, sending and receiving messages as appropriate.</text:p>
      <text:p text:style-name="P24">When a browser sends a request to the web server, it responds with the appropriate HTML, CSS, Javascript and AJAX to allow the browser to render the current game state. If a response is required from the player, the appropriate action buttons are also rendered as HTML forms. Clicking on one of these buttons sends the player's action the web server, which sends it to the poker server. Thus, the web server acts as an intermediary between the poker server and the human player.</text:p>
      <text:p text:style-name="P24">If time permits, we will improve the design of the web frontend to provide clearer information and also enhance visual appeal.</text:p>
      <text:list xml:id="list952668232" text:continue-numbering="true" text:style-name="WWNum1">
        <text:list-item>
          <text:list>
            <text:list-item>
              <text:list>
                <text:list-item>
                  <text:p text:style-name="P54"><text:span text:style-name="T4"><text:s/></text:span><text:bookmark-start text:name="_Toc285228817"/><text:span text:style-name="T4">TEAbot</text:span><text:bookmark-end text:name="_Toc285228817"/></text:p>
                </text:list-item>
              </text:list>
            </text:list-item>
          </text:list>
        </text:list-item>
      </text:list>
      <text:p text:style-name="P23"><text:span text:style-name="T1">TEAbot was implemented in Java. This was because Java is a language that the team was familiar with that provides reasonably high performance. Another benefit is that Weka, a </text:span><text:span text:style-name="T1">popular machine learning library, is also implemented in Java. As a result, experimenting with different machine learning algorithms is straightforward.</text:span></text:p>
      <text:p text:style-name="P24">Since we had sketched out the mixmix algorithm in detail during the design phases, converting it to code was relatively straightforward. As mentioned above, we still had to consider the problems of opponent modeling and estimating win probabilities. As TEAbot was intended to be a basic proof-of-concept for the mixmix algorithm, we aimed to find the simplest solutions to these problems.</text:p>
      <text:p text:style-name="P24">For estimating win probabilities, we used the same strategy that Vexbot employs. This requires maintaining a histogram of opponent hand strengths from previous rounds with similar betting sequences. [5] From this histogram, we calculate the probability that the player's hand will have a higher rank than the opponent's. If we have no observations for a <text:soft-page-break/>particular betting sequence, we assume the opponent's hand strength will follow a uniform distribution.</text:p>
      <text:p text:style-name="P24">Having a function that can efficiently calculate hand rankings is therefore important, as TEAbot must consider many possible hands before each action. <text:s/>Fortunately, numerous innovative solutions to this problem have been developed [7], and we decided to make use of one of these rather than "reinvent the wheel". <text:s/>We used a hand evaluator library for Java developed by users of the PokerAI.org forums [8]. </text:p>
      <text:p text:style-name="P24">TEAbot's opponent modeling strategy is very simple; it assumes that its opponents play a random strategy, choosing to bet, call or fold based on some fixed probabilities. For example, if it has observed the opponent bet once, call twice, and fold three times, it will assign a probability of one-sixth to the opponent betting, two-sixths to the opponent calling, and three-sixths to the opponent folding. Although this strategy is far too simplistic to be useful against a good human or AI player, TEAbot was successful when tested against a simple computer player that did play randomly. The reason for TEAbot's success was that its hand evaluation function enabled it to determine which hands were worth betting on, and which should be folded. This outweighed the drawbacks of its weak opponent modeling abilities.</text:p>
      <text:p text:style-name="P24">Although TEAbot is not a very strong poker player, it successfully implements the miximix algorithm and demonstrates its effectiveness. It also provides a sound foundation for developing a more effective poker AI, COFFEEbot.</text:p>
      <text:list xml:id="list1977903373" text:continue-numbering="true" text:style-name="WWNum1">
        <text:list-item>
          <text:list>
            <text:list-item>
              <text:list>
                <text:list-item>
                  <text:p text:style-name="P54"><text:span text:style-name="T4"><text:s/></text:span><text:bookmark-start text:name="_Toc285228818"/><text:span text:style-name="T4">COFFEEbot</text:span><text:bookmark-end text:name="_Toc285228818"/></text:p>
                </text:list-item>
              </text:list>
            </text:list-item>
          </text:list>
        </text:list-item>
      </text:list>
      <text:p text:style-name="P24">The remainder of our project will be largely focused on implementing COFFEEbot, and testing the performance of different machine learning algorithms for opponent modeling. For this, we will make use of the Weka machine learning library for Java.</text:p>
      <text:list xml:id="list1105004874" text:continue-numbering="true" text:style-name="WWNum1">
        <text:list-item>
          <text:list>
            <text:list-item>
              <text:p text:style-name="P48"><text:bookmark-start text:name="_Toc285228819"/>Testing<text:bookmark-end text:name="_Toc285228819"/></text:p>
              <text:list>
                <text:list-item>
                  <text:p text:style-name="P54"><text:span text:style-name="T4"><text:s/></text:span><text:bookmark-start text:name="_Toc285228820"/><text:span text:style-name="T4">Server</text:span><text:bookmark-end text:name="_Toc285228820"/></text:p>
                </text:list-item>
              </text:list>
            </text:list-item>
          </text:list>
        </text:list-item>
      </text:list>
      <text:p text:style-name="P21"><text:span text:style-name="T1">We tested the software throughout the implementation phase. For the poker server, the requirements were that it correctly enforced the rules of poker, and that it responded within a reasonable time frame. We used the Ruby programming language's built-in unit testing framework, Test::Unit, to perform automated testing on the server. As well as tests to ensure </text:span><text:soft-page-break/><text:span text:style-name="T1">that the rules of poker were correctly followed, we also wrote tests for each class to ensure that, even if the internal workings of the class are altered, the interface does not. This follows the software engineering principle of </text:span><text:span text:style-name="T7">design by contract</text:span><text:span text:style-name="T2">, where we ensure that the interface between each component is fixed</text:span><text:span text:style-name="T7">. </text:span><text:span text:style-name="T1">The time performance of the server was tested manually.</text:span></text:p>
      <text:list xml:id="list1803015840" text:continue-numbering="true" text:style-name="WWNum1">
        <text:list-item>
          <text:list>
            <text:list-item>
              <text:list>
                <text:list-item>
                  <text:p text:style-name="P54"><text:span text:style-name="T4"><text:s/></text:span><text:bookmark-start text:name="_Toc285228821"/><text:span text:style-name="T4">TEAbot</text:span><text:bookmark-end text:name="_Toc285228821"/></text:p>
                </text:list-item>
              </text:list>
            </text:list-item>
          </text:list>
        </text:list-item>
      </text:list>
      <text:p text:style-name="P22">During the development of TEAbot, the individual components were tested to ensure that each worked correctly under different inputs. In addition, if a component was intended to utilize a particular algorithm, we tested to ensure that the algorithm was correctly implemented. As each component was completed, regression testing was performed to ensure the whole system worked as expected.</text:p>
      <text:list xml:id="list326441935" text:continue-numbering="true" text:style-name="WWNum1">
        <text:list-item>
          <text:list>
            <text:list-item>
              <text:list>
                <text:list-item>
                  <text:p text:style-name="P54"><text:span text:style-name="T4"><text:s/></text:span><text:bookmark-start text:name="_Toc285228822"/><text:span text:style-name="T4">COFFEEbot</text:span><text:bookmark-end text:name="_Toc285228822"/></text:p>
                </text:list-item>
              </text:list>
            </text:list-item>
          </text:list>
        </text:list-item>
      </text:list>
      <text:p text:style-name="P24">As we implement COFFEEbot, we will follow a similar testing strategy as that used for TEAbot.</text:p>
      <text:p text:style-name="P24">One potential complication is that using more sophisticated algorithms will negatively impact COFFEEbot's performance. For this reason, we will also consider carefully testing the CPU and memory usage of COFFEEbot. If the performance in these areas is inadequate, we may have to test different components individually to find and fix any performance bottlenecks.</text:p>
      <text:list xml:id="list1139976944" text:continue-numbering="true" text:style-name="WWNum1">
        <text:list-item>
          <text:list>
            <text:list-item>
              <text:p text:style-name="P48"><text:bookmark-start text:name="_Toc285228823"/>Evaluation<text:bookmark-end text:name="_Toc285228823"/></text:p>
            </text:list-item>
          </text:list>
        </text:list-item>
      </text:list>
      <text:p text:style-name="P37">As COFFEEbot's performance at the poker table is a major objective of this project, forming a good strategy for evaluating that performance is very important.</text:p>
      <text:p text:style-name="P17">COFFEEbot will be evaluated by playing it against other bots, human players, and modified versions of itself (to experiment with variations on the strategy).</text:p>
      <text:p text:style-name="P17">It should be noted that as Texas Holdem is a game with very high variance of scores, it is difficult to reliably ascertain which of two players is superior. Various approaches have been used by other poker AI developers [1]. These include:</text:p>
      <text:list xml:id="list1460959113" text:style-name="WWNum4">
        <text:list-item>
          <text:p text:style-name="P62">playing a very large number of games between the two opponents</text:p>
        </text:list-item>
        <text:list-item>
          <text:p text:style-name="P62"><text:soft-page-break/>duplicate games, where the random seed is recorded, and the match is run twice with players alternating positions (so if one player receives a run of good cards, the other player will receive the same good cards in the second game)</text:p>
        </text:list-item>
        <text:list-item>
          <text:p text:style-name="P63"><text:span text:style-name="T6">DIVAT analysis</text:span><text:span text:style-name="T1">, a technique which compares the players’ performance to that of a baseline strategy.</text:span></text:p>
        </text:list-item>
      </text:list>
      <text:p text:style-name="P17">The other metrics for evaluation of COFFEEbot are speed and memory usage, though these are secondary in importance to its playing ability.</text:p>
      <text:p text:style-name="P18"/>
      <text:list xml:id="list1381856920" text:continue-list="list1139976944" text:style-name="WWNum1">
        <text:list-item>
          <text:p text:style-name="P46"><text:bookmark-start text:name="_Toc285228824"/>Project Planning<text:bookmark-end text:name="_Toc285228824"/></text:p>
          <text:list>
            <text:list-item>
              <text:p text:style-name="P47"><text:bookmark-start text:name="_Toc285228825"/><text:span text:style-name="T5">Division of Work</text:span><text:span text:style-name="T4"><text:line-break/></text:span><text:span text:style-name="T1">As the team only contains one member, Isaac Lewis, he will be responsible for all elements of the project.</text:span><text:bookmark-end text:name="_Toc285228825"/></text:p>
            </text:list-item>
            <text:list-item>
              <text:p text:style-name="P47"><text:bookmark-start text:name="_Toc285228826"/><text:span text:style-name="T5">Version Control</text:span><text:bookmark-end text:name="_Toc285228826"/><text:span text:style-name="T4"> </text:span></text:p>
            </text:list-item>
          </text:list>
        </text:list-item>
      </text:list>
      <text:p text:style-name="P44">In line with good software engineering practices, we made use of the version control system Git to maintain our project.</text:p>
      <text:list xml:id="list145136865" text:continue-numbering="true" text:style-name="WWNum1">
        <text:list-item>
          <text:list>
            <text:list-item>
              <text:p text:style-name="P48"><text:bookmark-start text:name="_Toc285228827"/>GANTT Chart<text:bookmark-end text:name="_Toc285228827"/></text:p>
            </text:list-item>
          </text:list>
        </text:list-item>
      </text:list>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list xml:id="list2174634983" text:continue-numbering="true" text:style-name="WWNum1">
        <text:list-item>
          <text:p text:style-name="P46"><text:bookmark-start text:name="_Toc285228828"/>Required Hardware &amp; Software<text:bookmark-end text:name="_Toc285228828"/></text:p>
          <text:list>
            <text:list-item>
              <text:p text:style-name="P48"><text:bookmark-start text:name="_Toc285228829"/>Hardware<text:bookmark-end text:name="_Toc285228829"/></text:p>
            </text:list-item>
          </text:list>
        </text:list-item>
      </text:list>
      <text:list xml:id="list2048316469" text:style-name="WWNum2">
        <text:list-item>
          <text:p text:style-name="P55"><text:span text:style-name="T4">Computer</text:span><text:span text:style-name="T1">, for developing the server and AI</text:span></text:p>
          <text:list>
            <text:list-item>
              <text:p text:style-name="P51">Dell Inspiron 1720 Laptop running Ubuntu/Windows Vista</text:p>
            </text:list-item>
            <text:list-item>
              <text:p text:style-name="P51">2GB RAM</text:p>
            </text:list-item>
            <text:list-item>
              <text:p text:style-name="P51">Dual core processor</text:p>
            </text:list-item>
          </text:list>
        </text:list-item>
        <text:list-item>
          <text:p text:style-name="P52">If the running time/memory usage of the algorithm is high, it may be necessary to run it over a cluster of machines</text:p>
        </text:list-item>
      </text:list>
      <text:list xml:id="list1848651784" text:continue-list="list2174634983" text:style-name="WWNum1">
        <text:list-item>
          <text:list>
            <text:list-item>
              <text:p text:style-name="P48"><text:bookmark-start text:name="_Toc285228830"/>Software<text:bookmark-end text:name="_Toc285228830"/></text:p>
            </text:list-item>
          </text:list>
        </text:list-item>
      </text:list>
      <text:list xml:id="list1784546567" text:style-name="WWNum3">
        <text:list-item>
          <text:p text:style-name="P56"><text:span text:style-name="T4">Ruby 1.8</text:span><text:span text:style-name="T1">, for writing the poker server</text:span></text:p>
        </text:list-item>
        <text:list-item>
          <text:p text:style-name="P56"><text:span text:style-name="T4">Java SE 6</text:span><text:span text:style-name="T1">, for writing the poker AI</text:span></text:p>
        </text:list-item>
        <text:list-item>
          <text:p text:style-name="P56"><text:span text:style-name="T5">Weka</text:span><text:span text:style-name="T1">, for incorporating machine learning</text:span></text:p>
        </text:list-item>
        <text:list-item>
          <text:p text:style-name="P56"><text:span text:style-name="T5">Git</text:span><text:span text:style-name="T1">, for version control</text:span></text:p>
        </text:list-item>
      </text:list>
      <text:p text:style-name="P40"/>
      <text:p text:style-name="P40"><text:soft-page-break/></text:p>
      <text:p text:style-name="P40"/>
      <text:p text:style-name="P40"/>
      <text:p text:style-name="P40"/>
      <text:p text:style-name="P40"/>
      <text:p text:style-name="P40"/>
      <text:p text:style-name="P40"/>
      <text:p text:style-name="P40"/>
      <text:p text:style-name="P40"/>
      <text:list xml:id="list219473775" text:continue-list="list1848651784" text:style-name="WWNum1">
        <text:list-item>
          <text:p text:style-name="P46"><text:bookmark-start text:name="_Toc285228831"/>References<text:bookmark-end text:name="_Toc285228831"/></text:p>
        </text:list-item>
      </text:list>
      <text:p text:style-name="P4"><text:s/>[1] M. B. Johanson, “Robust Strategies and Counter-Strategies: Building a Champion Level Computer Poker Player”, M.S thesis, Dept. CS, U. o. Alberta, Edmonton, 2007 [Online]. Available: http://www.cs.ualberta.ca/~games/poker/publications/johanson.msc.pdf </text:p>
      <text:p text:style-name="Standard"><text:span text:style-name="T1">[2] T. C. </text:span><text:span text:style-name="T3">Schauenberg, “Opponent Modelling and Search in Poker”, M.S thesis, Dept. CS, U. o. Alberta, Edmonton, 2006 [Online]. Available: h</text:span><text:span text:style-name="T1">ttp://webdocs.cs.ualberta.ca/~darse/Papers/schauenberg.m</text:span><text:span text:style-name="T3">sc.pdf</text:span></text:p>
      <text:p text:style-name="Standard"><text:span text:style-name="T1"><text:s/>[3] D. Kushner, “On the Internet, Nobody Knows You’re A Bot”, </text:span><text:span text:style-name="T6">Wired Magazine, </text:span><text:span text:style-name="T1">Issue 13.09, Sept 05. [Online] Available: http://www.wired.com/wired/archive/13.09/pokerbots.html</text:span></text:p>
      <text:p text:style-name="Standard"><text:span text:style-name="T1">[4] R. Caruana</text:span><text:span text:style-name="T3">, A. Niculescu-Mizil, “An Empirical Comparison of Supervised Learning Algorithms”, <text:s/>Dept. CS, Cornell U., Ithaca, 2006 [Online]. Available: </text:span><text:span text:style-name="T1">http://www.cs.cornell.edu/~caruana/ctp/ct.papers/caruana.icml06.pdf</text:span><text:span text:style-name="T3"> </text:span></text:p>
      <text:p text:style-name="P5">[5] D. Billings et al., "Game Tree Search with Adaptation in Stochastic Imperfect Information Games", Dept. CS, U. o. Alberta, Edmonton, 2004 [Online]. Available: http://webdocs.cs.ualberta.ca/~darse/Papers/CG04-iigts.pdf</text:p>
      <text:p text:style-name="Standard"><text:span text:style-name="T3">[6</text:span><text:span text:style-name="T1">] "About Ruby", [Online]. Available: http://www.ruby-lang.org/en/about/</text:span></text:p>
      <text:p text:style-name="P4"><text:soft-page-break/>[7] "The Great Poker Hand Evaluator Roundup", [Online]. Available: http://www.codingthewheel.com/archives/poker-hand-evaluator-roundup</text:p>
      <text:p text:style-name="P15">[8] "Spears adaptation of RayW LUT hand evaluator", [Online]. Available ZIP archive: <text:s/>http://pokerai.org/pj2/code/eval.zip (within folder eval.zip/pokerai/game/eval/spears)</text:p>
      <text:p text:style-name="P4">[9] "Texas Holdem Rules and Game Play", [Online]. Available: http://www.pokerlistings.com/poker-rules-texas-holdem </text:p>
      <text:p text:style-name="P7"/>
      <text:p text:style-name="P7"/>
      <text:p text:style-name="P7"/>
      <text:p text:style-name="P7"/>
      <text:p text:style-name="P7"/>
      <text:h text:style-name="P43" text:outline-level="1"><text:bookmark-start text:name="_Toc285228832"/><text:bookmark text:name="__RefHeading__1027_1893431905"/>Appendix A: Minutes<text:bookmark-end text:name="_Toc285228832"/><text:bookmark-end text:name="__RefHeading__1027_1893431905"/></text:h>
      <text:p text:style-name="P8">Minutes of the 1st Project Meeting</text:p>
      <text:p text:style-name="P4"><text:bookmark text:name="table1"/>Date: August 27th, 2010</text:p>
      <text:p text:style-name="P4">Time: 10:00 AM</text:p>
      <text:p text:style-name="P4">Place: Room 3513</text:p>
      <text:p text:style-name="P4">Present: Isaac Lewis, Brian Mak</text:p>
      <text:p text:style-name="P4">Absent: None</text:p>
      <text:p text:style-name="Standard"><text:span text:style-name="T16">1. Approval of minutes</text:span><text:span text:style-name="T15"><text:line-break/>This was the first formal group meeting, so there were no minutes to approve.</text:span></text:p>
      <text:p text:style-name="Text_20_body"><text:span text:style-name="T16">2. Report on progress</text:span><text:span text:style-name="T15"><text:line-break/>2.1. Isaac read a number of papers on poker AI, and did some background reading on machine learning.</text:span></text:p>
      <text:p text:style-name="Text_20_body"><text:span text:style-name="T16">3. Discussion items<text:line-break/></text:span><text:span text:style-name="T15">    3.1. We discussed the development of the project<text:line-break/></text:span><text:soft-page-break/><text:span text:style-name="T15">           - Professor Mak recommended that for projects like this, a good approach is to first build a simple system that works, then attempt to find improvements.</text:span></text:p>
      <text:p text:style-name="P31"><text:tab/>- In this context, this means implementing an existing poker algorithm, then attempting to improve it through the use of machine learning techniques</text:p>
      <text:p text:style-name="P31">    3.2. We discussed the organization of the project<text:line-break/>           - <text:s/>What resources are available to students<text:line-break/>           - Need to set a time for fortnightly meetings<text:line-break/></text:p>
      <text:p text:style-name="Text_20_body"><text:span text:style-name="T16">4. Goals until next meeting<text:line-break/></text:span><text:span text:style-name="T15">    4.1 Isaac will write the project proposal for September 21st</text:span></text:p>
      <text:p text:style-name="Text_20_body"><text:span text:style-name="T16">5. Meeting adjournment and next meeting<text:line-break/></text:span><text:span text:style-name="T15">The meeting was adjourned at 10:30 AM.<text:line-break/>The date and time of the next meeting will be set later by e-mail.</text:span></text:p>
      <text:p text:style-name="P31"/>
      <text:p text:style-name="P8">Minutes of the 2nd Project Meeting</text:p>
      <text:p text:style-name="P4"><text:bookmark text:name="table11"/>Date: 20th September, 2010</text:p>
      <text:p text:style-name="P4">Time: 3:00 PM</text:p>
      <text:p text:style-name="P4">Place: Room 3513</text:p>
      <text:p text:style-name="P4">Present: Isaac Lewis, Brian Mak</text:p>
      <text:p text:style-name="P4">Absent: None</text:p>
      <text:p text:style-name="Standard"><text:span text:style-name="T16">1. Approval of minutes</text:span><text:span text:style-name="T15"><text:line-break/>The minutes of the last meeting were approved without amendment.</text:span><text:span text:style-name="T1"> </text:span></text:p>
      <text:p text:style-name="Text_20_body"><text:span text:style-name="T16">2. Report on progress</text:span><text:span text:style-name="T15"><text:line-break/>2.1. Isaac had almost completed a first draft of the project proposal, but wanted some feedback</text:span></text:p>
      <text:p text:style-name="Text_20_body"><text:span text:style-name="T16">3. Discussion items<text:line-break/></text:span><text:span text:style-name="T15">    3.1. Some questions of whether the writing style was appropriate<text:line-break/><text:tab/>- e.g., whether use of words like 'likely', 'probably', 'maybe' is acceptable</text:span></text:p>
      <text:p text:style-name="P31"><text:soft-page-break/>    3.2. Definitions should be provided for terms specific to poker, but not necessary for terms specific to machine learning.</text:p>
      <text:p text:style-name="P31"><text:s text:c="2"/>3.3 Prof. Mak thought that the time allocated for attempting to improve the poker AI was too short, and therefore should aim to complete the earlier stages of the project sooner</text:p>
      <text:p text:style-name="P31"><text:s text:c="2"/>3.4 Agreed on time for project meeting at 1:30 PM on alternate Fridays, beginning October 8th.<text:line-break/></text:p>
      <text:p text:style-name="Text_20_body"><text:span text:style-name="T16">4. Goals until next meeting<text:line-break/></text:span><text:span text:style-name="T15">    4.1 Isaac will submit the completed proposal on the 21st September.</text:span></text:p>
      <text:p text:style-name="P31">4.2 Isaac will begin work on the poker server.</text:p>
      <text:p text:style-name="Text_20_body"><text:span text:style-name="T16">5. Meeting adjournment and next meeting<text:line-break/></text:span><text:span text:style-name="T15">The meeting was adjourned at 3:30 PM.<text:line-break/>The next meeting will be at 1:30 PM, October 8th.</text:span></text:p>
      <text:p text:style-name="P31"/>
      <text:p text:style-name="P8">Minutes of the 3rd Project Meeting</text:p>
      <text:p text:style-name="Standard"><text:span text:style-name="T1">Date: 8</text:span><text:span text:style-name="T20">th</text:span><text:span text:style-name="T1"> October, 2010</text:span></text:p>
      <text:p text:style-name="P4">Time: 1:30 PM</text:p>
      <text:p text:style-name="P4">Place: Room 3513</text:p>
      <text:p text:style-name="P4">Present: Isaac Lewis, Brian Mak</text:p>
      <text:p text:style-name="P4">Absent: None</text:p>
      <text:p text:style-name="Standard"><text:span text:style-name="T16">1. Approval of minutes</text:span><text:span text:style-name="T15"><text:line-break/>The minutes of the last meeting were approved without amendment.</text:span><text:span text:style-name="T1"> </text:span></text:p>
      <text:p text:style-name="Text_20_body"><text:span text:style-name="T16">2. Report on progress</text:span><text:span text:style-name="T15"><text:line-break/>Isaac has begun work on the poker server.</text:span></text:p>
      <text:p text:style-name="P32">3. Discussion items</text:p>
      <text:p text:style-name="P31">There was little to discuss. Isaac said that progress on the server was continuing as expected. Professor Mak reminded him that midterms were approaching and that he might want to cease project work during that time.</text:p>
      <text:p text:style-name="Text_20_body"><text:soft-page-break/><text:span text:style-name="T16">4. Goals until next meeting<text:line-break/></text:span><text:span text:style-name="T15">   .As mentioned above, Isaac will cease work on the project during midterms, but will aim to implement the game logic component of the poker server before the next meeting.</text:span></text:p>
      <text:p text:style-name="Text_20_body"><text:span text:style-name="T16">5. Meeting adjournment and next meeting<text:line-break/></text:span><text:span text:style-name="T15">The meeting was adjourned at 1:40 PM.<text:line-break/>The next meeting will be at 1:30 PM, November 5th.</text:span></text:p>
      <text:p text:style-name="P31"/>
      <text:p text:style-name="P8">Minutes of the 4th Project Meeting</text:p>
      <text:p text:style-name="Standard"><text:span text:style-name="T1">Date: 5</text:span><text:span text:style-name="T20">th</text:span><text:span text:style-name="T1"> November, 2010</text:span></text:p>
      <text:p text:style-name="P4">Time: 1:30 PM</text:p>
      <text:p text:style-name="P4">Place: Room 3513</text:p>
      <text:p text:style-name="P4">Present: Isaac Lewis, Brian Mak</text:p>
      <text:p text:style-name="P4">Absent: None</text:p>
      <text:p text:style-name="Standard"><text:span text:style-name="T16">1. Approval of minutes</text:span><text:span text:style-name="T15"><text:line-break/>The minutes of the last meeting were approved without amendment.</text:span><text:span text:style-name="T1"> </text:span></text:p>
      <text:p text:style-name="Text_20_body"><text:span text:style-name="T16">2. Report on progress</text:span><text:span text:style-name="T15"><text:line-break/>Isaac has completed the game logic of the poker server, and now needs to implement a network (or other) interface.</text:span></text:p>
      <text:p text:style-name="P32">3. Discussion items</text:p>
      <text:p text:style-name="P31">3.1 Professor Mak recommended creating a graphical interface, to allow human players to compete with the AI and to produce a more impressive demo.</text:p>
      <text:p text:style-name="P31">3.2 Prof Mak asked how it is possible to determine a strategy has improved, due to the random nature of poker – ie, one strategy may be superior to another, but get ‘unlucky’ during testing. Isaac said various papers talked about the same problem, and various approaches had been developed. One approach was simply to play a large number of games, in order to reduce variance – though other approaches exist.</text:p>
      <text:p text:style-name="P31">3.3 Isaac said he was using Ruby to develop the server as it was a terse language that enabled rapid development time. He was concerned it might make the server too slwo, but that turned out not to be an issue.</text:p>
      <text:p text:style-name="P31"><text:soft-page-break/></text:p>
      <text:p text:style-name="Text_20_body"><text:span text:style-name="T16">4. Goals until next meeting<text:line-break/></text:span><text:span text:style-name="T15">    Isaac will either begin work on a graphical interface or on the poker AI.</text:span></text:p>
      <text:p text:style-name="Text_20_body"><text:span text:style-name="T16">5. Meeting adjournment and next meeting<text:line-break/></text:span><text:span text:style-name="T15">The meeting was adjourned at 1:50 PM.<text:line-break/>The next meeting will be at 1:30 PM, December 3rd.</text:span></text:p>
      <text:p text:style-name="P31"/>
      <text:p text:style-name="P31"/>
      <text:p text:style-name="P8">Minutes of the 5th Project Meeting</text:p>
      <text:p text:style-name="Standard"><text:span text:style-name="T1">Date: 3</text:span><text:span text:style-name="T20">rd</text:span><text:span text:style-name="T1"> December, 2010</text:span></text:p>
      <text:p text:style-name="P4">Time: 1:30 PM</text:p>
      <text:p text:style-name="P4">Place: Room 3513</text:p>
      <text:p text:style-name="P4">Present: Isaac Lewis, Brian Mak</text:p>
      <text:p text:style-name="P4">Absent: None</text:p>
      <text:p text:style-name="Standard"><text:span text:style-name="T16">1. Approval of minutes</text:span><text:span text:style-name="T15"><text:line-break/>The minutes of the last meeting were approved without amendment.</text:span><text:span text:style-name="T1"> </text:span></text:p>
      <text:p text:style-name="Text_20_body"><text:span text:style-name="T16">2. Report on progress</text:span><text:span text:style-name="T15"><text:line-break/>Isaac demonstrated a web-based interface for the poker server.</text:span></text:p>
      <text:p text:style-name="P32">3. Discussion items</text:p>
      <text:p text:style-name="P31">3.1 Professor Mak suggested adding a debug mode to the interface or otherwise making it clearer what was happening, as the interface was somewhat confusing.</text:p>
      <text:p text:style-name="P31">3.2 Isaac has been discussing ideas for his project on internet forums, does he need to cite this as a reference? Professor Mak said that this was not necessary.</text:p>
      <text:p text:style-name="P31">3.3 As both Isaac and Professor Mak will have different schedules in the Spring semester, they need to organize another meeting after Winter break.</text:p>
      <text:p text:style-name="Text_20_body"><text:span text:style-name="T15">3.4 The progress report is due on the 11</text:span><text:span text:style-name="T19">th</text:span><text:span text:style-name="T15"> February 2011.</text:span></text:p>
      <text:p text:style-name="P31"><text:soft-page-break/>3.5 The workings of the algorithm were discussed. Professor Mak asked where the training data will come from. Isaac said that it is possible to obtain training data from real games. It’s also possible to simulate games, ie by having the AI play against itself.</text:p>
      <text:p text:style-name="Text_20_body"><text:span text:style-name="T16">4. Goals until next meeting<text:line-break/></text:span><text:span text:style-name="T15">    Isaac will work on the Poker AI over the winter break, and submit the progress report at the beginning of Spring semester.</text:span></text:p>
      <text:p text:style-name="Text_20_body"><text:span text:style-name="T16">5. Meeting adjournment and next meeting<text:line-break/></text:span><text:span text:style-name="T15">The meeting was adjourned at 1:50 PM.<text:line-break/>The next meeting will be organized after the winter break</text:span></text:p>
      <text:p text:style-name="P9">Date: 3rd March, 2011</text:p>
      <text:p text:style-name="P9">Time: 1:30 PM</text:p>
      <text:p text:style-name="P9">Place: Room 3513</text:p>
      <text:p text:style-name="P9">Present: Isaac Lewis, Brian Mak</text:p>
      <text:p text:style-name="P9">Absent: None</text:p>
      <text:p text:style-name="P14"><text:span text:style-name="T17">1. Approval of minutes</text:span><text:span text:style-name="T18"><text:line-break/>The minutes of the last meeting were approved without amendment.</text:span><text:span text:style-name="T10"> </text:span></text:p>
      <text:p text:style-name="P26"><text:span text:style-name="T17">2. Report on progress</text:span><text:span text:style-name="T18"><text:line-break/>Isaac demonstrated a improvments to the web-based interface.</text:span></text:p>
      <text:p text:style-name="P28">3. Discussion items</text:p>
      <text:p text:style-name="P29">3.1 Professor Mak asked whether fortnightly meetings would be preferable, as it would give Isaac more time to make progress. Isaac said that weekly meetings gave him more motivation to work harder.</text:p>
      <text:p text:style-name="P29">3.2 Professor Mak had graded the progress report and said that in the final report he should elaborate the rules of poker and the working of the Miximix algorithm.</text:p>
      <text:p text:style-name="P29">3.3 Since time was limited, Isaac should decide which AI techniques to experiment with.</text:p>
      <text:p text:style-name="P29">3.4 Isaac should consider how to test that the algorithms used had been correctly implemented.</text:p>
      <text:p text:style-name="P27"/>
      <text:p text:style-name="P26"><text:span text:style-name="T17">4. Goals until next meeting<text:line-break/></text:span><text:span text:style-name="T18">    Isaac will begin work on the AI.</text:span></text:p>
      <text:p text:style-name="P26"><text:soft-page-break/><text:span text:style-name="T17">5. Meeting adjournment and next meeting<text:line-break/></text:span><text:span text:style-name="T18">The meeting was adjourned at 3:15 PM.<text:line-break/>The next meeting will be held on March 10th. (Due to Brian Mak being away on business, the meeting was postponed until March 17th).</text:span></text:p>
      <text:p text:style-name="P27"/>
      <text:p text:style-name="P9">Date: 17th March, 2011</text:p>
      <text:p text:style-name="P9">Time: 3:00 PM</text:p>
      <text:p text:style-name="P9">Place: Room 3513</text:p>
      <text:p text:style-name="P9">Present: Isaac Lewis, Brian Mak</text:p>
      <text:p text:style-name="P9">Absent: None</text:p>
      <text:p text:style-name="P14"><text:span text:style-name="T17">1. Approval of minutes</text:span><text:span text:style-name="T18"><text:line-break/>The minutes of the last meeting were approved without amendment.</text:span></text:p>
      <text:p text:style-name="P26"><text:span text:style-name="T17">2. Report on progress</text:span><text:span text:style-name="T18"><text:line-break/>Isaac had begun incorporating the Weka machine learning library into the AI.</text:span></text:p>
      <text:p text:style-name="P28">3. Discussion items</text:p>
      <text:p text:style-name="P29">3.1 Professor Mak said that as the end of the project was approaching, Isaac should aim to experiment with at least one of the ML algorithms as soon as possible.</text:p>
      <text:p text:style-name="P26"><text:span text:style-name="T17">4. Goals until next meeting<text:line-break/></text:span><text:span text:style-name="T18">    Isaac will implement at least one of the Weka ML algorithms into the AI.</text:span></text:p>
      <text:p text:style-name="P26"><text:span text:style-name="T17">5. Meeting adjournment and next meeting<text:line-break/></text:span><text:span text:style-name="T18">The meeting was adjourned at 3:15 PM.<text:line-break/>The next meeting will be held on March 24th.</text:span></text:p>
      <text:p text:style-name="P33"/>
      <text:p text:style-name="P9">Date: 24th March, 2011</text:p>
      <text:p text:style-name="P9">Time: 3:00 PM</text:p>
      <text:p text:style-name="P9">Place: Room 3513</text:p>
      <text:p text:style-name="P9">Present: Isaac Lewis, Brian Mak</text:p>
      <text:p text:style-name="P9"><text:soft-page-break/>Absent: None</text:p>
      <text:p text:style-name="P14"><text:span text:style-name="T17">1. Approval of minutes</text:span><text:span text:style-name="T18"><text:line-break/>The minutes of the last meeting were approved without amendment.</text:span></text:p>
      <text:p text:style-name="P26"><text:span text:style-name="T17">2. Report on progress</text:span><text:span text:style-name="T18"><text:line-break/>Isaac had successfully incorporated a Naïve Bayes classifier into the AI, and created a simple rules-based bot to test against.</text:span></text:p>
      <text:p text:style-name="P28">3. Discussion items</text:p>
      <text:p text:style-name="P30">3.1 Isaac said that a good experimentation strategy would be the next thing to work on. Once this was in place, incorporating different ML algorithms would not be a problem (as they use the same interface in Weka.</text:p>
      <text:p text:style-name="P29">3.2 Professor Mak raised the issue of training from limited data. Isaac said that the AI would initially have poor performance until it had enough observations of an opponent to make accurate predictions. One target for experimenting could be to discover which ML algorithms learn the fastest.</text:p>
      <text:p text:style-name="P29">3.3 Professor Mak asked which parameters would be used for the input. For example, if all the cards on the table were used as input parameters, the number of potential values would be too large and it would be difficult to gain enough data to adequately train. The choice of which parameters to use was discussed.</text:p>
      <text:p text:style-name="P29">3.4 Isaac asked about entering the FYP for a conference on machine learning and data mining that was looking for undergraduate papers. Professor Mak said that he could try but the project may not be original enough.</text:p>
      <text:p text:style-name="P26"><text:span text:style-name="T17">4. Goals until next meeting<text:line-break/></text:span><text:span text:style-name="T18">    Isaac will try incorporating a Neural Network classifier into the AI, and think about which parameters to use as input and an experimentation strategy to test the AI’s performance.</text:span><text:bookmark text:name="_GoBack"/></text:p>
      <text:p text:style-name="P26"><text:span text:style-name="T17">5. Meeting adjournment and next meeting<text:line-break/></text:span><text:span text:style-name="T18">The meeting was adjourned at 3:15 PM.<text:line-break/>The next meeting will be held on March 31st.</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adornments="Regular" style:font-pitch="variable" style:font-charset="x-symbol"/>
    <style:font-face style:name="StarSymbol" svg:font-family="StarSymbol"/>
    <style:font-face style:name="Wingdings" svg:font-family="Wingdings"/>
    <style:font-face style:name="Wingdings 2" svg:font-family="'Wingdings 2'"/>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MBX10" svg:font-family="CMBX10"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MS Mincho" svg:font-family="'MS Mincho'"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新細明體" svg:font-family="新細明體"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zh" style:country-asian="C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en" fo:country="US" style:letter-kerning="true" style:font-name-asian="Times New Roman1"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50%" fo:orphans="2" fo:widows="2" fo:hyphenation-ladder-count="no-limit" style:writing-mode="lr-tb"/>
      <style:text-properties style:use-window-font-color="true" style:font-name="Calibri" fo:font-size="11pt" style:font-name-asian="新細明體"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Tahoma"/>
    </style:style>
    <style:style style:name="Heading_20_1" style:display-name="Heading 1" style:family="paragraph" style:parent-style-name="Standard" style:next-style-name="Text_20_body" style:default-outline-level="1" style:list-style-name="" style:class="text">
      <style:paragraph-properties fo:margin-top="0.847cm" fo:margin-bottom="0cm" fo:keep-with-next="always"/>
      <style:text-properties fo:color="#365f91" style:font-name="Cambria" fo:font-size="14pt" fo:font-weight="bold" style:font-size-asian="14pt" style:font-weight-asian="bold" style:font-size-complex="14pt" style:font-weight-complex="bold"/>
    </style:style>
    <style:style style:name="caption" style:family="paragraph" style:parent-style-name="Standard"/>
    <style:style style:name="List_20_Paragraph" style:display-name="List Paragraph" style:family="paragraph" style:parent-style-name="Standard"/>
    <style:style style:name="Balloon_20_Text" style:display-name="Balloon Text" style:family="paragraph" style:parent-style-name="Standard"/>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Contents_20_Heading" style:display-name="Contents Heading" style:family="paragraph" style:parent-style-name="Heading_20_1" style:default-outline-level="" style:class="index">
      <style:paragraph-properties fo:line-height="115%" fo:hyphenation-ladder-count="no-limit" text:number-lines="false" text:line-number="0"/>
      <style:text-properties fo:font-size="16pt" fo:font-weight="bold" style:font-size-asian="16pt" style:language-asian="ja" style:country-asian="JP" style:font-weight-asian="bold" style:font-size-complex="16pt" style:font-weight-complex="bold" fo:hyphenate="false" fo:hyphenation-remain-char-count="2" fo:hyphenation-push-char-count="2"/>
    </style:style>
    <style:style style:name="Contents_20_1" style:display-name="Contents 1" style:family="paragraph" style:parent-style-name="Standard" style:default-outline-level="" style:class="index">
      <style:paragraph-properties fo:margin-left="0cm" fo:margin-right="0cm" fo:margin-top="0cm" fo:margin-bottom="0.176cm" fo:text-indent="0cm" style:auto-text-indent="false">
        <style:tab-stops>
          <style:tab-stop style:position="0.776cm"/>
          <style:tab-stop style:position="16.492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WW8Num1z0" style:family="text"/>
    <style:style style:name="WW8Num2z0" style:family="text"/>
    <style:style style:name="WW8Num3z0" style:family="text"/>
    <style:style style:name="WW8Num4z0" style:family="text"/>
    <style:style style:name="WW8Num5z0" style:family="text"/>
    <style:style style:name="WW8Num6z0" style:family="text"/>
    <style:style style:name="WW8Num6z1" style:family="text"/>
    <style:style style:name="WW8Num6z2" style:family="text"/>
    <style:style style:name="WW8Num7z0" style:family="text"/>
    <style:style style:name="WW8Num8z0" style:family="text"/>
    <style:style style:name="WW8Num8z1" style:family="text"/>
    <style:style style:name="WW8Num8z2" style:family="text"/>
    <style:style style:name="WW8NumSt9z0" style:family="text"/>
    <style:style style:name="line_20_number" style:display-name="line number"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Balloon_20_Text_20_Char" style:display-name="Balloon Text Cha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Header_20_Char" style:display-name="Header Char" style:family="text"/>
    <style:style style:name="Footer_20_Char" style:display-name="Footer Char" style:family="text"/>
    <style:style style:name="Heading_20_1_20_Char" style:display-name="Heading 1 Char" style:family="text" style:parent-style-name="Default_20_Paragraph_20_Font"/>
    <style:style style:name="ListLabel_20_1" style:display-name="ListLabel 1" style:family="text">
      <style:text-properties style:font-name-complex="Times New Roman1"/>
    </style:style>
    <style:style style:name="ListLabel_20_2" style:display-name="ListLabel 2" style:family="text">
      <style:text-properties fo:font-size="9pt" style:font-size-asian="9pt" style:font-name-complex="StarSymbol1"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0.741cm" fo:text-indent="-0.635cm" fo:margin-left="0.741cm"/>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Wingdings 2"/>
      </text:list-level-style-bullet>
      <text:list-level-style-bullet text:level="3" text:style-name="ListLabel_20_2"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tarSymbol"/>
      </text:list-level-style-bullet>
      <text:list-level-style-bullet text:level="4" text:style-name="ListLabel_20_2"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Wingdings 2"/>
      </text:list-level-style-bullet>
      <text:list-level-style-bullet text:level="6" text:style-name="ListLabel_20_2"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StarSymbol"/>
      </text:list-level-style-bullet>
      <text:list-level-style-bullet text:level="7" text:style-name="ListLabel_20_2" style:num-suffix="" text:bullet-char="">
        <style:list-level-properties text:list-level-position-and-space-mode="label-alignment">
          <style:list-level-label-alignment text:label-followed-by="listtab" text:list-tab-stop-position="8.361cm" fo:text-indent="-0.635cm" fo:margin-left="8.361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9.631cm" fo:text-indent="-0.635cm" fo:margin-left="9.631cm"/>
        </style:list-level-properties>
        <style:text-properties style:font-name="Wingdings 2"/>
      </text:list-level-style-bullet>
      <text:list-level-style-bullet text:level="9" text:style-name="ListLabel_20_2" style:num-suffix="■" text:bullet-char="■">
        <style:list-level-properties text:list-level-position-and-space-mode="label-alignment">
          <style:list-level-label-alignment text:label-followed-by="listtab" text:list-tab-stop-position="10.901cm" fo:text-indent="-0.635cm" fo:margin-left="10.901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54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54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27</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cjchiu</meta:initial-creator>
    <dc:creator>Isaac Lewis</dc:creator>
    <meta:editing-cycles>22</meta:editing-cycles>
    <meta:print-date>2011-02-11T15:17:00</meta:print-date>
    <meta:creation-date>2011-03-24T07:51:00</meta:creation-date>
    <dc:date>2011-04-08T15:38:27</dc:date>
    <meta:editing-duration>PT09H59M40S</meta:editing-duration>
    <meta:generator>OpenOffice.org/3.2$Linux OpenOffice.org_project/320m12$Build-9483</meta:generator>
    <meta:document-statistic meta:table-count="0" meta:image-count="0" meta:object-count="0" meta:page-count="27" meta:paragraph-count="248" meta:word-count="6910" meta:character-count="42630"/>
    <meta:template xlink:type="simple" xlink:actuate="onRequest" xlink:title="Normal.dotm" xlink:href=""/>
  </office:meta>
</office:document-meta>
</file>